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9.25in" fo:margin-left="0.0694in" table:align="left" style:writing-mode="lr-tb"/>
    </style:style>
    <style:style style:name="Table2.A" style:family="table-column">
      <style:table-column-properties style:column-width="4.625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625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7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8" style:family="paragraph" style:parent-style-name="Standard">
      <style:paragraph-properties fo:line-height="115%" fo:break-before="page" style:writing-mode="lr-tb"/>
    </style:style>
    <style:style style:name="P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1in" fo:line-height="115%" fo:text-indent="0in" style:auto-text-indent="false" fo:break-before="page" style:writing-mode="lr-tb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16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 style:list-style-name="LS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 style:list-style-name="LS20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49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5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fo:font-weight="bold" officeooo:paragraph-rsid="0049c2c3" style:font-weight-asian="bold" style:font-weight-complex="bold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55" style:family="paragraph" style:parent-style-name="Standard" style:list-style-name="LS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7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0" style:family="paragraph" style:parent-style-name="Standard" style:list-style-name="L6"/>
    <style:style style:name="P61" style:family="paragraph" style:parent-style-name="Standard">
      <style:text-properties fo:font-weight="bold" style:font-weight-asian="bold" style:font-weight-complex="bold"/>
    </style:style>
    <style:style style:name="P62" style:family="paragraph" style:parent-style-name="Standard" style:list-style-name="LS7">
      <style:text-properties officeooo:paragraph-rsid="004aaafa"/>
    </style:style>
    <style:style style:name="P63" style:family="paragraph" style:parent-style-name="Standard">
      <style:text-properties fo:color="#000000" fo:font-weight="bold" officeooo:paragraph-rsid="00408d03" style:font-weight-asian="bold" style:font-weight-complex="bold"/>
    </style:style>
    <style:style style:name="P64" style:family="paragraph" style:parent-style-name="Standard" style:list-style-name="L22">
      <style:text-properties officeooo:rsid="004aaafa" officeooo:paragraph-rsid="004aaafa"/>
    </style:style>
    <style:style style:name="P65" style:family="paragraph" style:parent-style-name="Standard" style:list-style-name="L5">
      <style:paragraph-properties style:writing-mode="lr-tb"/>
      <style:text-properties officeooo:rsid="00429597" officeooo:paragraph-rsid="00429597"/>
    </style:style>
    <style:style style:name="P66" style:family="paragraph" style:parent-style-name="Standard" style:list-style-name="L5">
      <style:paragraph-properties fo:line-height="115%" style:writing-mode="lr-tb"/>
      <style:text-properties officeooo:rsid="00429597" officeooo:paragraph-rsid="00429597"/>
    </style:style>
    <style:style style:name="P67" style:family="paragraph" style:parent-style-name="Standard" style:list-style-name="L5">
      <style:paragraph-properties style:writing-mode="lr-tb"/>
    </style:style>
    <style:style style:name="P68" style:family="paragraph" style:parent-style-name="Standard" style:list-style-name="L5">
      <style:paragraph-properties style:writing-mode="lr-tb"/>
      <style:text-properties officeooo:paragraph-rsid="0040919d"/>
    </style:style>
    <style:style style:name="P69" style:family="paragraph" style:parent-style-name="Standard" style:list-style-name="L5">
      <style:paragraph-properties style:writing-mode="lr-tb"/>
      <style:text-properties officeooo:paragraph-rsid="004259a3"/>
    </style:style>
    <style:style style:name="P70" style:family="paragraph" style:parent-style-name="Standard" style:list-style-name="L5">
      <style:paragraph-properties style:writing-mode="lr-tb"/>
      <style:text-properties officeooo:rsid="004259a3" officeooo:paragraph-rsid="004259a3"/>
    </style:style>
    <style:style style:name="P71" style:family="paragraph" style:parent-style-name="Standard" style:list-style-name="L7">
      <style:paragraph-properties style:writing-mode="lr-tb"/>
      <style:text-properties officeooo:paragraph-rsid="004259a3"/>
    </style:style>
    <style:style style:name="P72" style:family="paragraph" style:parent-style-name="Standard" style:list-style-name="L5">
      <style:paragraph-properties fo:line-height="115%" style:writing-mode="lr-tb"/>
      <style:text-properties officeooo:rsid="00478a42" officeooo:paragraph-rsid="00478a42"/>
    </style:style>
    <style:style style:name="P73" style:family="paragraph" style:parent-style-name="Standard" style:list-style-name="L5">
      <style:paragraph-properties style:writing-mode="lr-tb"/>
      <style:text-properties officeooo:rsid="0040e646" officeooo:paragraph-rsid="0040e646"/>
    </style:style>
    <style:style style:name="P74" style:family="paragraph" style:parent-style-name="Standard" style:list-style-name="LS1">
      <style:paragraph-properties style:writing-mode="lr-tb"/>
    </style:style>
    <style:style style:name="P75" style:family="paragraph" style:parent-style-name="Standard" style:list-style-name="LS1">
      <style:paragraph-properties style:writing-mode="lr-tb"/>
      <style:text-properties officeooo:paragraph-rsid="004bd68b"/>
    </style:style>
    <style:style style:name="P76" style:family="paragraph" style:parent-style-name="Standard" style:list-style-name="L14">
      <style:paragraph-properties fo:line-height="100%" style:writing-mode="lr-tb"/>
      <style:text-properties officeooo:paragraph-rsid="0049c2c3"/>
    </style:style>
    <style:style style:name="P77" style:family="paragraph" style:parent-style-name="Standard" style:list-style-name="L14">
      <style:paragraph-properties fo:line-height="100%" style:writing-mode="lr-tb"/>
      <style:text-properties officeooo:rsid="00490551" officeooo:paragraph-rsid="0049c2c3"/>
    </style:style>
    <style:style style:name="P78" style:family="paragraph" style:parent-style-name="Standard">
      <style:paragraph-properties style:writing-mode="lr-tb"/>
      <style:text-properties fo:font-weight="bold" officeooo:paragraph-rsid="0049c2c3" style:font-weight-asian="bold" style:font-weight-complex="bold"/>
    </style:style>
    <style:style style:name="P79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80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81" style:family="paragraph" style:parent-style-name="Standard" style:list-style-name="L19">
      <style:paragraph-properties style:writing-mode="lr-tb"/>
      <style:text-properties officeooo:paragraph-rsid="0049c2c3"/>
    </style:style>
    <style:style style:name="P82" style:family="paragraph" style:parent-style-name="Standard" style:list-style-name="L16">
      <style:paragraph-properties style:writing-mode="lr-tb"/>
      <style:text-properties officeooo:paragraph-rsid="004aaafa"/>
    </style:style>
    <style:style style:name="P83" style:family="paragraph" style:list-style-name="L26">
      <style:paragraph-properties style:writing-mode="lr-tb"/>
    </style:style>
    <style:style style:name="P84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85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86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8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paragraph-rsid="004bd68b" style:font-weight-asian="bold" style:font-weight-complex="bold"/>
    </style:style>
    <style:style style:name="P88" style:family="paragraph" style:parent-style-name="Standard" style:list-style-name="L20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3e9b23" officeooo:paragraph-rsid="0049c2c3" style:font-weight-asian="bold" style:font-weight-complex="bold"/>
    </style:style>
    <style:style style:name="P89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3e9b23" officeooo:paragraph-rsid="0049c2c3" style:font-weight-asian="bold" style:font-weight-complex="bold"/>
    </style:style>
    <style:style style:name="P90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91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92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93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94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95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96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97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98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99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paragraph-rsid="004259a3"/>
    </style:style>
    <style:style style:name="P100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paragraph-rsid="0040e646"/>
    </style:style>
    <style:style style:name="P101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0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0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0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0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0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07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08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09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0" style:family="paragraph" style:parent-style-name="Standard" style:list-style-name="L26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1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2" style:family="paragraph" style:parent-style-name="Standard" style:list-style-name="L30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3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4259a3" officeooo:paragraph-rsid="004259a3"/>
    </style:style>
    <style:style style:name="P114" style:family="paragraph" style:parent-style-name="Standard">
      <style:paragraph-properties fo:margin-top="0in" fo:margin-bottom="0in" style:contextual-spacing="false" fo:line-height="115%" style:writing-mode="lr-tb"/>
      <style:text-properties fo:color="#1155cc" style:text-underline-style="solid" style:text-underline-width="auto" style:text-underline-color="font-color" officeooo:rsid="001378ef" officeooo:paragraph-rsid="00408d03"/>
    </style:style>
    <style:style style:name="P115" style:family="paragraph" style:parent-style-name="Standard" style:list-style-name="L33">
      <style:paragraph-properties fo:margin-top="0in" fo:margin-bottom="0in" style:contextual-spacing="false" fo:line-height="115%" style:writing-mode="lr-tb"/>
      <style:text-properties fo:color="#1155cc" style:text-underline-style="solid" style:text-underline-width="auto" style:text-underline-color="font-color" officeooo:rsid="001378ef" officeooo:paragraph-rsid="004cff2a"/>
    </style:style>
    <style:style style:name="P116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117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3e9b23"/>
    </style:style>
    <style:style style:name="P11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0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3e9b23"/>
    </style:style>
    <style:style style:name="P12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1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08d03"/>
    </style:style>
    <style:style style:name="P1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126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12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3e9b23"/>
    </style:style>
    <style:style style:name="P12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12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08d03"/>
    </style:style>
    <style:style style:name="P13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13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08d03" style:font-weight-asian="normal" style:font-weight-complex="normal"/>
    </style:style>
    <style:style style:name="P13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33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49c2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4" style:family="paragraph" style:parent-style-name="Standard" style:list-style-name="L16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5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49c2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6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9c2c3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7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49c2c3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8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49c2c3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140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14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2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144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145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146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14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148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149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150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151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52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53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54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55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5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5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5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59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60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61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62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63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64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65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66" style:family="paragraph" style:parent-style-name="Standard" style:list-style-name="LS44">
      <style:paragraph-properties fo:margin-top="0in" fo:margin-bottom="0in" style:contextual-spacing="false" fo:line-height="115%" fo:break-before="auto" fo:break-after="auto" style:writing-mode="lr-tb"/>
    </style:style>
    <style:style style:name="P167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68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69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70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71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2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3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4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5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6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7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8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9" style:family="paragraph" style:parent-style-name="Standard" style:list-style-name="L31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0" style:family="paragraph" style:parent-style-name="Standard" style:list-style-name="L32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1" style:family="paragraph" style:parent-style-name="Standard" style:list-style-name="L3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82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83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08d03"/>
    </style:style>
    <style:style style:name="P18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85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86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8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88" style:family="paragraph" style:parent-style-name="Standard" style:list-style-name="L3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aaafa"/>
    </style:style>
    <style:style style:name="P189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90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49c2c3"/>
    </style:style>
    <style:style style:name="P191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9c2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2" style:family="paragraph" style:parent-style-name="Standard" style:list-style-name="L25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3" style:family="paragraph" style:parent-style-name="Standard" style:list-style-name="L16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4" style:family="paragraph" style:parent-style-name="Standard" style:list-style-name="L20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9c2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5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9c2c3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6" style:family="paragraph" style:parent-style-name="Standard" style:list-style-name="L20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49c2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7" style:family="paragraph" style:parent-style-name="Standard" style:list-style-name="L20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49c2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8" style:family="paragraph" style:parent-style-name="Standard" style:list-style-name="L5">
      <style:paragraph-properties fo:break-before="auto" fo:break-after="auto" style:writing-mode="lr-tb"/>
      <style:text-properties officeooo:paragraph-rsid="00429597"/>
    </style:style>
    <style:style style:name="P199" style:family="paragraph" style:parent-style-name="Standard" style:list-style-name="L5">
      <style:paragraph-properties fo:line-height="115%" fo:break-before="auto" fo:break-after="auto" style:writing-mode="lr-tb"/>
      <style:text-properties officeooo:paragraph-rsid="00429597"/>
    </style:style>
    <style:style style:name="P200" style:family="paragraph" style:parent-style-name="Standard" style:list-style-name="L7">
      <style:paragraph-properties fo:line-height="115%" fo:break-before="auto" fo:break-after="auto" style:writing-mode="lr-tb"/>
      <style:text-properties officeooo:paragraph-rsid="00429597"/>
    </style:style>
    <style:style style:name="P201" style:family="paragraph" style:parent-style-name="Standard" style:list-style-name="LS1">
      <style:paragraph-properties fo:line-height="115%" fo:break-before="auto" fo:break-after="auto" style:writing-mode="lr-tb"/>
      <style:text-properties officeooo:paragraph-rsid="00429597"/>
    </style:style>
    <style:style style:name="P202" style:family="paragraph" style:parent-style-name="Standard" style:list-style-name="LS1">
      <style:paragraph-properties fo:line-height="115%" fo:break-before="auto" fo:break-after="auto" style:writing-mode="lr-tb"/>
      <style:text-properties officeooo:paragraph-rsid="00478a42"/>
    </style:style>
    <style:style style:name="P203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04" style:family="paragraph" style:parent-style-name="Standard" style:list-style-name="L9">
      <style:paragraph-properties fo:line-height="115%" fo:break-before="auto" fo:break-after="auto" style:writing-mode="lr-tb"/>
      <style:text-properties officeooo:paragraph-rsid="00442652"/>
    </style:style>
    <style:style style:name="P205" style:family="paragraph" style:parent-style-name="Standard">
      <style:paragraph-properties fo:line-height="115%" fo:break-before="auto" fo:break-after="auto" style:writing-mode="lr-tb"/>
      <style:text-properties officeooo:paragraph-rsid="00429597"/>
    </style:style>
    <style:style style:name="P206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207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208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209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210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211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212" style:family="paragraph" style:parent-style-name="Standard">
      <style:paragraph-properties fo:break-before="auto" fo:break-after="auto" style:writing-mode="lr-tb"/>
      <style:text-properties fo:font-weight="bold" officeooo:paragraph-rsid="0049c2c3" style:font-weight-asian="bold" style:font-weight-complex="bold"/>
    </style:style>
    <style:style style:name="P213" style:family="paragraph" style:parent-style-name="Standard">
      <style:paragraph-properties fo:line-height="115%" fo:break-before="auto" fo:break-after="auto" style:writing-mode="lr-tb"/>
      <style:text-properties fo:font-style="italic" officeooo:paragraph-rsid="004aaafa" style:font-style-asian="italic" style:font-style-complex="italic"/>
    </style:style>
    <style:style style:name="P214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21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29597"/>
    </style:style>
    <style:style style:name="P21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1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1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1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2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2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2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23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2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25" style:family="paragraph" style:parent-style-name="Standard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2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2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28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229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29597"/>
    </style:style>
    <style:style style:name="P23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3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aaafa"/>
    </style:style>
    <style:style style:name="P23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3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154423" officeooo:paragraph-rsid="004bd68b"/>
    </style:style>
    <style:style style:name="P23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29597" style:font-weight-asian="normal" style:font-weight-complex="normal"/>
    </style:style>
    <style:style style:name="P23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36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aaafa"/>
    </style:style>
    <style:style style:name="P23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38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239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0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1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2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3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4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0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5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52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5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4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55" style:family="paragraph" style:parent-style-name="Standard" style:list-style-name="LS4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6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7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8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9" style:family="paragraph" style:parent-style-name="Standard" style:list-style-name="LS52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60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6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6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63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26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26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26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267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68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7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72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27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27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27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277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8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italic" style:text-underline-style="none" fo:font-weight="normal" officeooo:rsid="00478a42" officeooo:paragraph-rsid="004aaafa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8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8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28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28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285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28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28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officeooo:paragraph-rsid="004aaafa"/>
    </style:style>
    <style:style style:name="P288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9c2c3"/>
    </style:style>
    <style:style style:name="P289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290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291" style:family="paragraph" style:parent-style-name="Standard">
      <style:paragraph-properties fo:margin-left="0in" fo:margin-right="1in" fo:line-height="100%" fo:text-indent="0in" style:auto-text-indent="false" style:writing-mode="lr-tb"/>
      <style:text-properties officeooo:rsid="00490551" officeooo:paragraph-rsid="0049c2c3"/>
    </style:style>
    <style:style style:name="P292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293" style:family="paragraph" style:parent-style-name="Standard" style:list-style-name="L14">
      <style:paragraph-properties fo:margin-top="0in" fo:margin-bottom="0.028in" style:contextual-spacing="false" fo:line-height="100%" style:writing-mode="lr-tb"/>
      <style:text-properties officeooo:rsid="00490551" officeooo:paragraph-rsid="0049c2c3"/>
    </style:style>
    <style:style style:name="P294" style:family="paragraph" style:parent-style-name="Standard">
      <style:paragraph-properties fo:margin-top="0in" fo:margin-bottom="0.028in" style:contextual-spacing="false" fo:line-height="115%" fo:break-before="auto" fo:break-after="auto" style:writing-mode="lr-tb"/>
      <style:text-properties officeooo:paragraph-rsid="004aaafa"/>
    </style:style>
    <style:style style:name="P295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6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7" style:family="paragraph" style:parent-style-name="Heading_20_1">
      <style:paragraph-properties fo:line-height="115%" fo:break-before="auto" fo:break-after="auto" style:writing-mode="lr-tb"/>
    </style:style>
    <style:style style:name="P298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299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00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01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02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page" style:writing-mode="lr-tb"/>
      <style:text-properties officeooo:paragraph-rsid="004aaafa"/>
    </style:style>
    <style:style style:name="P303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04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05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0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07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08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09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10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11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12" style:family="paragraph" style:parent-style-name="Heading_20_1">
      <style:paragraph-properties fo:break-before="page"/>
    </style:style>
    <style:style style:name="P313" style:family="paragraph" style:parent-style-name="Heading_20_1">
      <style:paragraph-properties fo:break-before="page"/>
      <style:text-properties officeooo:paragraph-rsid="004bd68b"/>
    </style:style>
    <style:style style:name="P314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15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16" style:family="paragraph" style:parent-style-name="Heading_20_1">
      <style:text-properties officeooo:paragraph-rsid="0049c2c3"/>
    </style:style>
    <style:style style:name="P317" style:family="paragraph" style:parent-style-name="Heading_20_1"/>
    <style:style style:name="P318" style:family="paragraph" style:parent-style-name="Heading_20_1" style:list-style-name=""/>
    <style:style style:name="P319" style:family="paragraph" style:parent-style-name="Heading_20_1">
      <style:text-properties officeooo:paragraph-rsid="004bd68b"/>
    </style:style>
    <style:style style:name="P320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21" style:family="paragraph" style:parent-style-name="Heading_20_2">
      <style:paragraph-properties fo:margin-left="0in" fo:margin-right="1in" fo:line-height="115%" fo:text-indent="0in" style:auto-text-indent="false" fo:break-before="page" style:writing-mode="lr-tb"/>
      <style:text-properties officeooo:paragraph-rsid="0049c2c3"/>
    </style:style>
    <style:style style:name="P322" style:family="paragraph" style:parent-style-name="Heading_20_2">
      <style:paragraph-properties fo:margin-left="0in" fo:margin-right="1in" fo:margin-top="0.25in" fo:margin-bottom="0.0555in" style:contextual-spacing="false" fo:line-height="115%" fo:text-indent="0in" style:auto-text-indent="false" fo:break-before="auto" fo:break-after="auto" style:writing-mode="lr-tb"/>
    </style:style>
    <style:style style:name="P323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24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25" style:family="paragraph" style:parent-style-name="Heading_20_3">
      <style:paragraph-properties fo:line-height="115%" fo:break-before="auto" fo:break-after="auto" style:writing-mode="lr-tb"/>
    </style:style>
    <style:style style:name="P326" style:family="paragraph" style:parent-style-name="Text_20_body">
      <style:text-properties officeooo:paragraph-rsid="0049c2c3"/>
    </style:style>
    <style:style style:name="P327" style:family="paragraph" style:parent-style-name="Text_20_body">
      <style:text-properties fo:font-weight="bold" style:font-weight-asian="bold" style:font-weight-complex="bold"/>
    </style:style>
    <style:style style:name="P328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329" style:family="paragraph" style:parent-style-name="Title" style:master-page-name="Standard">
      <style:paragraph-properties fo:text-align="center" style:justify-single-word="false" style:page-number="auto"/>
    </style:style>
    <style:style style:name="P33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6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7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fo:font-weight="normal" officeooo:rsid="0021c637" style:font-weight-asian="normal" style:font-weight-complex="normal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259a3" style:font-weight-asian="bold" style:font-weight-complex="bold"/>
    </style:style>
    <style:style style:name="T13" style:family="text">
      <style:text-properties fo:font-weight="bold" officeooo:rsid="0040e646" style:font-weight-asian="bold" style:font-weight-complex="bold"/>
    </style:style>
    <style:style style:name="T14" style:family="text">
      <style:text-properties fo:color="#cc0000"/>
    </style:style>
    <style:style style:name="T15" style:family="text">
      <style:text-properties fo:color="#cc0000" fo:font-weight="normal" officeooo:rsid="00363e77" style:font-weight-asian="normal" style:font-weight-complex="normal"/>
    </style:style>
    <style:style style:name="T16" style:family="text">
      <style:text-properties fo:color="#cc0000" officeooo:rsid="004259a3"/>
    </style:style>
    <style:style style:name="T17" style:family="text">
      <style:text-properties fo:color="#204a87"/>
    </style:style>
    <style:style style:name="T18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9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0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1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color="#1f497d" style:font-name="Calibri" fo:background-color="#ffffff" style:font-name-asian="Calibri" style:font-name-complex="Calibri"/>
    </style:style>
    <style:style style:name="T24" style:family="text">
      <style:text-properties fo:color="#656565" fo:background-color="#fffff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63e77" style:font-weight-asian="normal" style:font-weight-complex="normal"/>
    </style:style>
    <style:style style:name="T27" style:family="text">
      <style:text-properties fo:font-weight="normal" officeooo:rsid="00429597" style:font-weight-asian="normal" style:font-weight-complex="normal"/>
    </style:style>
    <style:style style:name="T28" style:family="text">
      <style:text-properties fo:font-weight="normal" officeooo:rsid="003baebd" style:font-weight-asian="normal" style:font-weight-complex="normal"/>
    </style:style>
    <style:style style:name="T29" style:family="text">
      <style:text-properties officeooo:rsid="0012b5f9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officeooo:rsid="00408d03"/>
    </style:style>
    <style:style style:name="T32" style:family="text">
      <style:text-properties style:use-window-font-color="true" officeooo:rsid="00321cd4"/>
    </style:style>
    <style:style style:name="T33" style:family="text">
      <style:text-properties style:use-window-font-color="true" fo:font-weight="normal" officeooo:rsid="00408d03" style:font-weight-asian="normal" style:font-weight-complex="normal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style:use-window-font-color="true" fo:font-weight="bold" officeooo:rsid="00408d03" style:font-weight-asian="bold" style:font-weight-complex="bold"/>
    </style:style>
    <style:style style:name="T36" style:family="text">
      <style:text-properties style:use-window-font-color="true" fo:font-weight="bold" officeooo:rsid="00321cd4" style:font-weight-asian="bold" style:font-weight-complex="bold"/>
    </style:style>
    <style:style style:name="T37" style:family="text">
      <style:text-properties style:use-window-font-color="true" fo:font-weight="bold" officeooo:rsid="004aaafa" style:font-weight-asian="bold" style:font-weight-complex="bold"/>
    </style:style>
    <style:style style:name="T38" style:family="text">
      <style:text-properties style:use-window-font-color="true" officeooo:rsid="004259a3"/>
    </style:style>
    <style:style style:name="T39" style:family="text">
      <style:text-properties officeooo:rsid="003860bd"/>
    </style:style>
    <style:style style:name="T40" style:family="text">
      <style:text-properties officeooo:rsid="00408d03"/>
    </style:style>
    <style:style style:name="T41" style:family="text">
      <style:text-properties officeooo:rsid="0040e646"/>
    </style:style>
    <style:style style:name="T42" style:family="text">
      <style:text-properties officeooo:rsid="004259a3"/>
    </style:style>
    <style:style style:name="T43" style:family="text">
      <style:text-properties officeooo:rsid="00429597"/>
    </style:style>
    <style:style style:name="T44" style:family="text">
      <style:text-properties officeooo:rsid="00442652"/>
    </style:style>
    <style:style style:name="T45" style:family="text">
      <style:text-properties officeooo:rsid="0044ca41"/>
    </style:style>
    <style:style style:name="T46" style:family="text">
      <style:text-properties officeooo:rsid="0046665c"/>
    </style:style>
    <style:style style:name="T47" style:family="text">
      <style:text-properties officeooo:rsid="00490551"/>
    </style:style>
    <style:style style:name="T48" style:family="text">
      <style:text-properties officeooo:rsid="0049c2c3"/>
    </style:style>
    <style:style style:name="T49" style:family="text">
      <style:text-properties officeooo:rsid="004bd68b"/>
    </style:style>
    <style:style style:name="T50" style:family="text">
      <style:text-properties officeooo:rsid="003c0c9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9">NETENTION FEATURES</text:p>
      <text:h text:style-name="P321" text:outline-level="10">100% Open-Source Architecture</text:h>
      <text:p text:style-name="P326"><text:span text:style-name="T47">License: GPL</text:span></text:p>
      <text:p text:style-name="P291">Components</text:p>
      <text:list xml:id="list1896591160983516842" text:style-name="L14">
        <text:list-item>
          <text:p text:style-name="P76"><text:span text:style-name="T47">Node.JS</text:span></text:p>
          <text:list>
            <text:list-item>
              <text:p text:style-name="P77">[npm's: see package.json]</text:p>
            </text:list-item>
          </text:list>
        </text:list-item>
        <text:list-item>
          <text:h text:style-name="P293" text:outline-level="10">MongoDB</text:h>
        </text:list-item>
      </text:list>
      <text:h text:style-name="P298" text:outline-level="10"><text:span text:style-name="T47">Web </text:span>Server</text:h>
      <text:p text:style-name="P288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47">able</text:span> file formats, fetched from the database by means of an assortment of REST API requests.</text:p>
      <text:h text:style-name="P312" text:outline-level="10"><text:bookmark text:name="h.ez4cl1dejtpj"/>Real-time Secure, Private, and Anonymous Access</text:h>
      <text:list xml:id="list4617370040238869914" text:style-name="L19">
        <text:list-item>
          <text:p text:style-name="P191">HTTP REST + Websockets</text:p>
        </text:list-item>
        <text:list-item>
          <text:p text:style-name="P195">Authenticated Login</text:p>
          <text:list>
            <text:list-item>
              <text:p text:style-name="P191">OpenID</text:p>
            </text:list-item>
            <text:list-item>
              <text:p text:style-name="P191">Google Accounts</text:p>
            </text:list-item>
          </text:list>
        </text:list-item>
        <text:list-item>
          <text:p text:style-name="P136">Anonymous Access</text:p>
          <text:list>
            <text:list-item>
              <text:p text:style-name="P191"><text:span text:style-name="T47">O</text:span>ne-click anonymous access</text:p>
            </text:list-item>
            <text:list-item>
              <text:p text:style-name="P191"><text:span text:style-name="T47">A</text:span>nonymous authentication shares a set of profiles created by anonymous users</text:p>
            </text:list-item>
            <text:list-item>
              <text:p text:style-name="P133">Select profile after anonymous login: allowing you to choose an anonymous profile, create a new one, or delete one</text:p>
            </text:list-item>
          </text:list>
        </text:list-item>
        <text:list-item>
          <text:p text:style-name="P137">Unidentified <text:span text:style-name="T47">(Public) Access</text:span></text:p>
          <text:list>
            <text:list-item>
              <text:p text:style-name="P135">if enabled via client option, allows a client to access the site witihout identification. <text:s/>A Login link appears if the user wishes to identify themselves at a later time.</text:p>
            </text:list-item>
          </text:list>
        </text:list-item>
        <text:list-item>
          <text:p text:style-name="P138">Logout</text:p>
        </text:list-item>
        <text:list-item>
          <text:p text:style-name="P191">Publish objects (new and edits to existing)</text:p>
        </text:list-item>
        <text:list-item>
          <text:p text:style-name="P191">Delete objects</text:p>
        </text:list-item>
        <text:list-item>
          <text:p text:style-name="P190"><text:span text:style-name="T1">Persona Switching</text:span><text:span text:style-name="T6"> </text:span></text:p>
          <text:list>
            <text:list-item>
              <text:p text:style-name="P81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8">TODO</text:p>
      <text:list xml:id="list512066127464603057" text:style-name="L20">
        <text:list-item>
          <text:p text:style-name="P196">require authentication to prevent a non-authenticated user from editing an authenticated user’s objects</text:p>
        </text:list-item>
        <text:list-item>
          <text:p text:style-name="P194">authentication instructions, more intuitive, hide either the login or logout menu item at a time. <text:s/>no separate login/logout page, just use items in main menu </text:p>
        </text:list-item>
        <text:list-item>
          <text:p text:style-name="P194">display status of connection and current action with visible icon/label. <text:s/>visible on application initializing also to show the current startup stage</text:p>
        </text:list-item>
        <text:list-item>
          <text:p text:style-name="P197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94">client-side crypto</text:p>
        </text:list-item>
        <text:list-item>
          <text:p text:style-name="P194">public key crypto for private message</text:p>
        </text:list-item>
        <text:list-item>
          <text:p text:style-name="P194">HTTPS Setup Instructions</text:p>
        </text:list-item>
        <text:list-item>
          <text:p text:style-name="P194">FB <text:span text:style-name="T47">&amp;</text:span> Twitter Authentication</text:p>
        </text:list-item>
        <text:list-item>
          <text:p text:style-name="P194">Documented Web API for 3rd party tools &amp; apps</text:p>
        </text:list-item>
        <text:list-item>
          <text:p text:style-name="P196">private messages</text:p>
          <text:list>
            <text:list-item>
              <text:p text:style-name="P194">notifications of replies to own objects, or another reply to an object one has replied to</text:p>
            </text:list-item>
          </text:list>
        </text:list-item>
        <text:list-item>
          <text:p text:style-name="P88"><text:span text:style-name="T1">Admin level permissions: disable plugins except for admin</text:span></text:p>
        </text:list-item>
      </text:list>
      <text:p text:style-name="P89"><text:span text:style-name="T1"/></text:p>
      <text:p text:style-name="Heading_20_1"><text:span text:style-name="T48">Web Client (HTML5/JS)</text:span></text:p>
      <text:p text:style-name="Standard">Compatibility</text:p>
      <text:list xml:id="list5135387590376299363" text:style-name="L22">
        <text:list-item>
          <text:p text:style-name="P64">Chrome</text:p>
        </text:list-item>
        <text:list-item>
          <text:p text:style-name="P64">FireFox</text:p>
        </text:list-item>
        <text:list-item>
          <text:p text:style-name="P64">Android</text:p>
        </text:list-item>
      </text:list>
      <text:p text:style-name="P79">TODO</text:p>
      <text:list xml:id="list5623026012169944263" text:style-name="L5">
        <text:list-item>
          <text:p text:style-name="P65">use last view on startup</text:p>
        </text:list-item>
        <text:list-item>
          <text:p text:style-name="P68"><text:span text:style-name="T40">A</text:span>uthentication and profiles view (LoadSplash)</text:p>
          <text:list>
            <text:list-item>
              <text:p text:style-name="P68">fix new user bug</text:p>
              <text:list>
                <text:list-item>
                  <text:p text:style-name="P68">update profile selector when new profiles are added (via backbone event)</text:p>
                </text:list-item>
                <text:list-item>
                  <text:p text:style-name="P68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68">Bug when creating first profile after authenticating on a new host?</text:p>
            </text:list-item>
            <text:list-item>
              <text:p text:style-name="P68">Login bug?: refresh all available profiles from server before ''identify'</text:p>
            </text:list-item>
            <text:list-item>
              <text:p text:style-name="P84">draw profiles as square buttons, and 'new profile' as the final right-most button</text:p>
            </text:list-item>
          </text:list>
        </text:list-item>
        <text:list-item>
          <text:p text:style-name="P151"><text:span text:style-name="T44">I</text:span>ntro <text:span text:style-name="T44">W</text:span>izard<text:span text:style-name="T15"> </text:span><text:span text:style-name="T26">runs you through everything you need for a complete profile: an actual step by step walk through, a guided questionaire</text:span></text:p>
        </text:list-item>
        <text:list-item>
          <text:p text:style-name="P198">filtering should work when unidentified</text:p>
        </text:list-item>
        <text:list-item>
          <text:p text:style-name="P151">escape key to toggle avatarmenu</text:p>
        </text:list-item>
        <text:list-item>
          <text:p text:style-name="P95">indicators while loading, can appear paused on slow connections or when much data is sent</text:p>
        </text:list-item>
        <text:list-item>
          <text:p text:style-name="P96">optional periodic updates for un-connected clients</text:p>
        </text:list-item>
        <text:list-item>
          <text:p text:style-name="P86"><text:span text:style-name="T25">Web workers: </text:span><text:a xlink:type="simple" xlink:href="https://github.com/calvinmetcalf/catiline"><text:span text:style-name="T10">https://github.com/calvinmetcalf/catiline</text:span></text:a></text:p>
        </text:list-item>
        <text:list-item>
          <text:p text:style-name="P199">indexeddb to avoid serializing attention[] to localStorage</text:p>
        </text:list-item>
        <text:list-item>
          <text:p text:style-name="P67">remove unused CSS</text:p>
        </text:list-item>
        <text:list-item>
          <text:p text:style-name="P67">content area scroll issue (on macOSX) in Team View</text:p>
        </text:list-item>
        <text:list-item>
          <text:p text:style-name="P67">&lt;time&gt; update immediate, it seems to take 60 sec for first refresh</text:p>
          <text:list>
            <text:list-item>
              <text:p text:style-name="P67"><text:s text:c="4"/>$('body').timeago('refresh');</text:p>
            </text:list-item>
          </text:list>
        </text:list-item>
      </text:list>
      <text:p text:style-name="Heading_20_1">Web Server <text:span text:style-name="T48">(Node.js)</text:span></text:p>
      <text:p text:style-name="P212">TODO</text:p>
      <text:list xml:id="list130114449130126" text:continue-numbering="true" text:style-name="L5">
        <text:list-item>
          <text:p text:style-name="P69"><text:span text:style-name="T42">S</text:span>tatic - disable login completely, and use as particular URL as startup data</text:p>
        </text:list-item>
        <text:list-item>
          <text:p text:style-name="P69">Search Crawler Detection: GoogleBot/[all search engine]* crawler detection results instead of AJAX'd UI</text:p>
        </text:list-item>
        <text:list-item>
          <text:p text:style-name="P99"><text:span text:style-name="T42">A</text:span>nalytics</text:p>
        </text:list-item>
        <text:list-item>
          <text:p text:style-name="P99">server sends extra data when focus changes</text:p>
        </text:list-item>
        <text:list-item>
          <text:p text:style-name="P100">object-oriented <text:span text:style-name="T41">currying </text:span>nobject API <text:s/>(util.js)</text:p>
        </text:list-item>
        <text:list-item>
          <text:p text:style-name="P67">cleanup old “plan” variables, add /user/:id/ endpoint</text:p>
        </text:list-item>
        <text:list-item>
          <text:p text:style-name="P67">Travel/Motion as parent of both Arrive and Depart</text:p>
        </text:list-item>
        <text:list-item>
          <text:p text:style-name="P67">ghost ontology (client-side encrypted)</text:p>
        </text:list-item>
        <text:list-item>
          <text:p text:style-name="P67">netention server startup script on server boot</text:p>
          <text:list>
            <text:list-item>
              <text:p text:style-name="P67">add something in init.d and chmod a+x and set it on start and use su – user</text:p>
            </text:list-item>
          </text:list>
        </text:list-item>
        <text:list-item>
          <text:p text:style-name="P152">transmit all user-context objects (optional by client.js configuration option on load), ex: can,need,not,[skills]</text:p>
        </text:list-item>
        <text:list-item>
          <text:p text:style-name="P67">extra tags:</text:p>
          <text:list>
            <text:list-item>
              <text:p text:style-name="P67">ReadLater</text:p>
            </text:list-item>
            <text:list-item>
              <text:p text:style-name="P67">Fake (<text:span text:style-name="T41">bullshit)</text:span></text:p>
            </text:list-item>
            <text:list-item>
              <text:p text:style-name="P67">Funny</text:p>
            </text:list-item>
            <text:list-item>
              <text:p text:style-name="P67">Theory</text:p>
            </text:list-item>
            <text:list-item>
              <text:p text:style-name="P67">Warning</text:p>
            </text:list-item>
          </text:list>
        </text:list-item>
        <text:list-item>
          <text:p text:style-name="P70">Centroid tag normalization</text:p>
        </text:list-item>
        <text:list-item>
          <text:p text:style-name="P70">Matching plugin</text:p>
          <text:list>
            <text:list-item>
              <text:p text:style-name="P70">verify matching plugin still works</text:p>
            </text:list-item>
            <text:list-item>
              <text:p text:style-name="P152"><text:span text:style-name="T42">m</text:span>atch (Best Matches for a given user)</text:p>
              <text:list>
                <text:list-item>
                  <text:p text:style-name="P152">Best Teachers</text:p>
                </text:list-item>
                <text:list-item>
                  <text:p text:style-name="P152">Best Students</text:p>
                </text:list-item>
                <text:list-item>
                  <text:p text:style-name="P152">Best Collaborators</text:p>
                </text:list-item>
                <text:list-item>
                  <text:p text:style-name="P113">Nearest (ignores geolocation)</text:p>
                </text:list-item>
              </text:list>
            </text:list-item>
          </text:list>
        </text:list-item>
        <text:list-item>
          <text:p text:style-name="P152">refactor ontology format so that:</text:p>
          <text:list>
            <text:list-item>
              <text:p text:style-name="P152">uri -&gt; id</text:p>
            </text:list-item>
            <text:list-item>
              <text:p text:style-name="P113">tag -&gt; type</text:p>
            </text:list-item>
          </text:list>
        </text:list-item>
        <text:list-item>
          <text:p text:style-name="P113">JSON-DL</text:p>
        </text:list-item>
      </text:list>
      <text:p text:style-name="P114"/>
      <text:h text:style-name="P309" text:outline-level="10">Ontology</text:h>
      <text:p text:style-name="P208">Collection of <text:span text:style-name="T11">tags</text:span> and <text:span text:style-name="T11">properties </text:span>providing a common semantic vocabulary for describing reality and imagination. <text:s/>Each tag consists of a set of properties with type:</text:p>
      <text:list xml:id="list4001781066312363546" text:style-name="L32">
        <text:list-item>
          <text:p text:style-name="P181">real</text:p>
        </text:list-item>
        <text:list-item>
          <text:p text:style-name="P181">integer</text:p>
        </text:list-item>
        <text:list-item>
          <text:p text:style-name="P181">boolean</text:p>
        </text:list-item>
        <text:list-item>
          <text:p text:style-name="P181">geopoint</text:p>
        </text:list-item>
        <text:list-item>
          <text:p text:style-name="P181">timepoint</text:p>
        </text:list-item>
        <text:list-item>
          <text:p text:style-name="P181">timerange</text:p>
        </text:list-item>
        <text:list-item>
          <text:p text:style-name="P181">text</text:p>
        </text:list-item>
        <text:list-item>
          <text:p text:style-name="P181">BigText</text:p>
        </text:list-item>
        <text:list-item>
          <text:p text:style-name="P181">Object&lt;tag&gt;</text:p>
        </text:list-item>
        <text:list-item>
          <text:p text:style-name="P181">...</text:p>
        </text:list-item>
      </text:list>
      <text:p text:style-name="P211">TODO</text:p>
      <text:list xml:id="list2472845318766511109" text:style-name="L33">
        <text:list-item>
          <text:p text:style-name="P182">Extra Data types</text:p>
          <text:list>
            <text:list-item>
              <text:p text:style-name="P182">[see Semantic view]</text:p>
            </text:list-item>
            <text:list-item>
              <text:p text:style-name="P182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82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82">alert messages for when tags are added, ex. rss instructions</text:p>
        </text:list-item>
        <text:list-item>
          <text:p text:style-name="P182">object values</text:p>
          <text:list>
            <text:list-item>
              <text:p text:style-name="P182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82">tag and property creation and editing</text:p>
        </text:list-item>
        <text:list-item>
          <text:p text:style-name="P182">property inheritance</text:p>
        </text:list-item>
        <text:list-item>
          <text:p text:style-name="P182">max property arity (default=unlimited &amp; not required)</text:p>
        </text:list-item>
        <text:list-item>
          <text:p text:style-name="P182">subtag matches in relevancy heuristic</text:p>
        </text:list-item>
        <text:list-item>
          <text:p text:style-name="P182">icons for tags and properties</text:p>
          <text:list>
            <text:list-item>
              <text:p text:style-name="P189">in tag menus</text:p>
            </text:list-item>
            <text:list-item>
              <text:p text:style-name="P189">default icon?</text:p>
            </text:list-item>
            <text:list-item>
              <text:p text:style-name="P189">icon grow on hover?</text:p>
            </text:list-item>
          </text:list>
        </text:list-item>
        <text:list-item>
          <text:p text:style-name="P182">tag actions (ex: popup notice)</text:p>
        </text:list-item>
        <text:list-item>
          <text:p text:style-name="P182">hidden tags and properties (ex: for system use, not humans)</text:p>
        </text:list-item>
        <text:list-item>
          <text:p text:style-name="P115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1">Focus Edito</text:span><text:span text:style-name="T13">r</text:span></text:p>
      <text:list xml:id="list2437736780210051141" text:style-name="LS2">
        <text:list-header>
          <text:p text:style-name="P51">TODO</text:p>
        </text:list-header>
        <text:list-item>
          <text:p text:style-name="P218">Focus bug when strength field specified, maybe in util.js relevancy function</text:p>
        </text:list-item>
        <text:list-item>
          <text:p text:style-name="P218">finish time focus to choose time relevancy</text:p>
        </text:list-item>
        <text:list-item>
          <text:p text:style-name="P218">adjust url to contain keyword or time focus</text:p>
        </text:list-item>
        <text:list-item>
          <text:p text:style-name="P224">Focus presets</text:p>
          <text:list>
            <text:list-item>
              <text:list>
                <text:list-item>
                  <text:p text:style-name="P85">Needs</text:p>
                </text:list-item>
                <text:list-item>
                  <text:p text:style-name="P85">Infrastructure</text:p>
                </text:list-item>
                <text:list-item>
                  <text:p text:style-name="P97">Emotions</text:p>
                </text:list-item>
              </text:list>
            </text:list-item>
          </text:list>
        </text:list-item>
      </text:list>
      <text:p text:style-name="P53"/>
      <text:p text:style-name="Heading_20_1">Tag Selector</text:p>
      <text:p text:style-name="P61">TODO</text:p>
      <text:list xml:id="list2704132160201897422" text:style-name="L6">
        <text:list-item>
          <text:p text:style-name="P60">‘favorites’ tag widget (star)</text:p>
        </text:list-item>
      </text:list>
      <text:p text:style-name="P225"/>
      <text:p text:style-name="P316">Object Summary <text:span text:style-name="T42">Widget</text:span></text:p>
      <text:p text:style-name="P206">An ObjectView is a widget that displays essential information about an object.</text:p>
      <text:list xml:id="list1998344195246644732" text:style-name="LS37">
        <text:list-item>
          <text:p text:style-name="P164">Name</text:p>
        </text:list-item>
        <text:list-item>
          <text:p text:style-name="P164">Tags</text:p>
        </text:list-item>
        <text:list-item>
          <text:p text:style-name="P164">Description</text:p>
        </text:list-item>
        <text:list-item>
          <text:p text:style-name="P164">Geolocation</text:p>
        </text:list-item>
        <text:list-item>
          <text:p text:style-name="P164">Age</text:p>
        </text:list-item>
        <text:list-item>
          <text:p text:style-name="P164">...</text:p>
        </text:list-item>
      </text:list>
      <text:p text:style-name="P174">It also includes actions which may be displayed as buttons, or in a pulldown menu:</text:p>
      <text:list xml:id="list2386426579033468272" text:style-name="LS38">
        <text:list-item>
          <text:p text:style-name="P165">Reply</text:p>
        </text:list-item>
        <text:list-item>
          <text:p text:style-name="P165">Delete</text:p>
        </text:list-item>
        <text:list-item>
          <text:p text:style-name="P98">..</text:p>
        </text:list-item>
      </text:list>
      <text:p text:style-name="P327">TODO</text:p>
      <text:list xml:id="list3709399895999330515" text:style-name="L7">
        <text:list-item>
          <text:p text:style-name="P71">unnamed objectviews can not be popped up since title is effecdtively invisible</text:p>
        </text:list-item>
        <text:list-item>
          <text:p text:style-name="P200">make popup buttons more clear, <text:span text:style-name="T43">since one needs </text:span>to hover over the bottom left area</text:p>
        </text:list-item>
        <text:list-item>
          <text:p text:style-name="P200">click an object’s lat/lon field to go to map</text:p>
        </text:list-item>
        <text:list-item>
          <text:p text:style-name="P200">popup info on clicked tags and properties</text:p>
        </text:list-item>
        <text:list-item>
          <text:p text:style-name="P155"><text:span text:style-name="T48">Altitude / planet / </text:span>outer space aware</text:p>
          <text:list>
            <text:list-item>
              <text:p text:style-name="P155">time delta + space distance direction altitude</text:p>
            </text:list-item>
            <text:list-item>
              <text:p text:style-name="P101">example: <text:span text:style-name="T11">1 day ago | 3.2 km NW up 16.1m</text:span></text:p>
            </text:list-item>
          </text:list>
        </text:list-item>
      </text:list>
      <text:list xml:id="list170" text:style-name="LS2">
        <text:list-header>
          <text:p text:style-name="P226"/>
        </text:list-header>
      </text:list>
      <text:p text:style-name="Heading_20_1">Object Editor</text:p>
      <text:list xml:id="list3633179936774797387" text:style-name="L25">
        <text:list-item>
          <text:p text:style-name="P192">View-only Mode</text:p>
        </text:list-item>
        <text:list-item>
          <text:p text:style-name="P192">Add Tags</text:p>
        </text:list-item>
        <text:list-item>
          <text:p text:style-name="P192">Add [suggested] Properties</text:p>
        </text:list-item>
        <text:list-item>
          <text:p text:style-name="P192">File Upload</text:p>
        </text:list-item>
        <text:list-item>
          <text:p text:style-name="P192">Export</text:p>
        </text:list-item>
        <text:list-item>
          <text:p text:style-name="P192">Save</text:p>
        </text:list-item>
      </text:list>
      <text:p text:style-name="P280"/>
      <text:p text:style-name="P80">TODO</text:p>
      <text:list xml:id="list130113186278541" text:continue-list="list130114449130126" text:style-name="L5">
        <text:list-item>
          <text:p text:style-name="P72">arity, <text:span text:style-name="T48">default value, </text:span>etc.. (test with rss feed tag)</text:p>
        </text:list-item>
        <text:list-item>
          <text:p text:style-name="P154">“interview” mode for answering required fields as they become necessary. activated by a flashing button?</text:p>
        </text:list-item>
        <text:list-item>
          <text:p text:style-name="P154">ctrl-enter to send/create</text:p>
        </text:list-item>
        <text:list-item>
          <text:p text:style-name="P154">property widgets for types:</text:p>
          <text:list>
            <text:list-item>
              <text:list>
                <text:list-item>
                  <text:p text:style-name="P154">timepoint (1 calendar with time input)</text:p>
                </text:list-item>
                <text:list-item>
                  <text:p text:style-name="P154">timesegment (2 calendars with time input)</text:p>
                </text:list-item>
                <text:list-item>
                  <text:p text:style-name="P154">real:unit</text:p>
                  <text:list>
                    <text:list-item>
                      <text:p text:style-name="P154">seconds</text:p>
                    </text:list-item>
                    <text:list-item>
                      <text:p text:style-name="P154">meters</text:p>
                    </text:list-item>
                    <text:list-item>
                      <text:p text:style-name="P154">kilograms</text:p>
                    </text:list-item>
                    <text:list-item>
                      <text:p text:style-name="P154">celsius</text:p>
                    </text:list-item>
                    <text:list-item>
                      <text:p text:style-name="P154">joules, watts</text:p>
                    </text:list-item>
                    <text:list-item>
                      <text:p text:style-name="P154">[all SI units]</text:p>
                    </text:list-item>
                    <text:list-item>
                      <text:p text:style-name="P154">...</text:p>
                    </text:list-item>
                  </text:list>
                </text:list-item>
                <text:list-item>
                  <text:p text:style-name="P154">texthash</text:p>
                </text:list-item>
                <text:list-item>
                  <text:p text:style-name="P154">object:tag with dynamic combobox selector of all tags, by package or hierarchy</text:p>
                </text:list-item>
                <text:list-item>
                  <text:p text:style-name="P154">object:[tag] with dynamic combobox selector of all instances of a specific tag</text:p>
                </text:list-item>
                <text:list-item>
                  <text:p text:style-name="P154">livetext (a realtime collaborative text editor via ShareJS)</text:p>
                </text:list-item>
                <text:list-item>
                  <text:p text:style-name="P150">[other datatypes...]</text:p>
                </text:list-item>
              </text:list>
            </text:list-item>
          </text:list>
        </text:list-item>
        <text:list-item>
          <text:p text:style-name="P66">tag search by keyword</text:p>
        </text:list-item>
        <text:list-item>
          <text:p text:style-name="P67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67">add ‘deleted.’ notification to an object edtior (ex: in a popup window) that has been deleted. otherwise it’s confusing to see it on the screen unchanged</text:p>
        </text:list-item>
        <text:list-item>
          <text:p text:style-name="P153">multivariate unit/<text:span text:style-name="T46">physical unit/</text:span>currency/measurement support for real (scalar) quantities</text:p>
        </text:list-item>
        <text:list-item>
          <text:p text:style-name="P73">Upload Form</text:p>
          <text:list>
            <text:list-item>
              <text:p text:style-name="P67">make sure that file upload form works if multiple object edits are instantiated</text:p>
            </text:list-item>
            <text:list-item>
              <text:p text:style-name="P67">file upload form should disable the ‘Upload’ button after an upload, since clicking on it will take them to a different page</text:p>
            </text:list-item>
            <text:list-item>
              <text:p text:style-name="P67">fix duplicate upload bug - attached UUID to end of filename?</text:p>
            </text:list-item>
          </text:list>
        </text:list-item>
        <text:list-item>
          <text:p text:style-name="P152"><text:span text:style-name="T42">More options for sketch </text:span>input <text:span text:style-name="T42">(colors, brushes, etc..)</text:span></text:p>
        </text:list-item>
      </text:list>
      <text:p text:style-name="P14"/>
      <text:p text:style-name="Heading_20_1"/>
      <text:h text:style-name="Heading_20_1" text:outline-level="10">Internationalization</text:h>
      <text:h text:style-name="P91" text:outline-level="10">TODO</text:h>
      <text:list xml:id="list1934707543562930435" text:style-name="LS1">
        <text:list-item>
          <text:p text:style-name="P156"><text:span text:style-name="T29">Language selector and </text:span>translation plugin</text:p>
          <text:list>
            <text:list-item>
              <text:h text:style-name="P102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140" text:outline-level="10"/>
      <text:h text:style-name="P310" text:outline-level="10">View</text:h>
      <text:h text:style-name="P295" text:outline-level="10">Each view is a different method of depicting a set of objects.</text:h>
      <text:p text:style-name="P319"><text:span text:style-name="T11">Browse </text:span><text:span text:style-name="T12">Vi</text:span><text:span text:style-name="T11">ew</text:span></text:p>
      <text:p text:style-name="P92">TODO</text:p>
      <text:list xml:id="list6856667118053606625" text:style-name="L8">
        <text:list-item>
          <text:p text:style-name="P126"><text:span text:style-name="T48">R</text:span>ename to 'browse' instead of 'list'</text:p>
        </text:list-item>
        <text:list-item>
          <text:p text:style-name="P120">Tag filter box in Browse view (each unique tag: +/-)</text:p>
        </text:list-item>
        <text:list-item>
          <text:p text:style-name="P159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59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59">pdf.js</text:p>
            </text:list-item>
            <text:list-item>
              <text:p text:style-name="P159">accordion menu (left) with tree (taxonomy) variable (ex: a JSON object)</text:p>
            </text:list-item>
            <text:list-item>
              <text:p text:style-name="P120">viewer framework (right) - find best js presentation from github &amp; rip it</text:p>
            </text:list-item>
          </text:list>
        </text:list-item>
        <text:list-item>
          <text:p text:style-name="P159">‘<text:span text:style-name="T42">S</text:span>can’ button add end of list/grid that queries server for more data</text:p>
          <text:list>
            <text:list-item>
              <text:p text:style-name="P120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85"><text:span text:style-name="T42">List </text:span>sort options</text:p>
        </text:list-item>
        <text:list-item>
          <text:p text:style-name="P159">pin pinned objects to the top</text:p>
        </text:list-item>
        <text:list-item>
          <text:p text:style-name="P159">exclude / include by tag</text:p>
        </text:list-item>
        <text:list-item>
          <text:p text:style-name="P159">replies, threaded replies</text:p>
        </text:list-item>
        <text:list-item>
          <text:p text:style-name="P159">clone it or save as a self-contained report object which can be shared</text:p>
        </text:list-item>
        <text:list-item>
          <text:p text:style-name="P108">correct pagination</text:p>
        </text:list-item>
        <text:list-item>
          <text:p text:style-name="P120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59">inline editing of properties by clicking on them when one has edit permission, clicked label -&gt; text input -&gt; label</text:p>
        </text:list-item>
        <text:list-item>
          <text:p text:style-name="P108">Parameters to customize rendering</text:p>
          <text:list>
            <text:list-item>
              <text:p text:style-name="P149">CSS (done)</text:p>
            </text:list-item>
          </text:list>
        </text:list-item>
        <text:list-item>
          <text:p text:style-name="P159">“User” Action Buttons</text:p>
          <text:list>
            <text:list-item>
              <text:p text:style-name="P159">Text Chat (button)</text:p>
            </text:list-item>
            <text:list-item>
              <text:p text:style-name="P159">Video Chat (button)</text:p>
            </text:list-item>
            <text:list-item>
              <text:p text:style-name="P159">Pay (button)</text:p>
              <text:list>
                <text:list-item>
                  <text:p text:style-name="P159">Bitcoin</text:p>
                </text:list-item>
                <text:list-item>
                  <text:p text:style-name="P159">Paypal</text:p>
                </text:list-item>
              </text:list>
            </text:list-item>
          </text:list>
        </text:list-item>
        <text:list-item>
          <text:p text:style-name="P120">Optimize rendering with templates</text:p>
        </text:list-item>
      </text:list>
      <text:p text:style-name="P121"/>
      <text:p text:style-name="P319">Goal View</text:p>
      <text:p text:style-name="P92">TODO</text:p>
      <text:list xml:id="list130114057562822" text:continue-list="list1934707543562930435" text:style-name="LS1">
        <text:list-item>
          <text:p text:style-name="P128">toggle between 'mine' and 'all'</text:p>
        </text:list-item>
        <text:list-item>
          <text:p text:style-name="P130"><text:span text:style-name="T30">fix modified goals </text:span><text:span text:style-name="T31">if</text:span><text:span text:style-name="T30"> they lose their 'when' time (use an nobject timepoint property for this instead)</text:span></text:p>
        </text:list-item>
        <text:list-item>
          <text:p text:style-name="P130"><text:span text:style-name="T33">recurrent goals: </text:span><text:span text:style-name="T8">exercise-like behavior reminder</text:span></text:p>
        </text:list-item>
        <text:list-item>
          <text:p text:style-name="P158">alternate time views:</text:p>
          <text:list>
            <text:list-item>
              <text:p text:style-name="P184">timeline</text:p>
            </text:list-item>
            <text:list-item>
              <text:p text:style-name="P125">half-hourly</text:p>
            </text:list-item>
            <text:list-item>
              <text:p text:style-name="P105">hourly (without reference to date, but adjust for daylight savings and timezone. mostly rely on unixtime)</text:p>
            </text:list-item>
            <text:list-item>
              <text:p text:style-name="P158">weekly</text:p>
            </text:list-item>
            <text:list-item>
              <text:p text:style-name="P158">monthly</text:p>
            </text:list-item>
            <text:list-item>
              <text:p text:style-name="P158">add ability to set alternate destination location for any given ‘want to’ item. but default to current location</text:p>
            </text:list-item>
            <text:list-item>
              <text:p text:style-name="P158">allow an activity to be marked as ‘completed’ or ‘delayed’</text:p>
            </text:list-item>
            <text:list-item>
              <text:p text:style-name="P158">if an activity is repetitive, see the repetition metadata collected below and organize into a single panel where it can all be controlled</text:p>
            </text:list-item>
            <text:list-item>
              <text:p text:style-name="P158">classes are similar to ‘want to’ items but their main purpose is to</text:p>
              <text:list>
                <text:list-item>
                  <text:p text:style-name="P158">generate ‘want to’ in the future, at some learning pace</text:p>
                </text:list-item>
                <text:list-item>
                  <text:p text:style-name="P158">track the completion of the course</text:p>
                </text:list-item>
                <text:list-item>
                  <text:p text:style-name="P132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75">Goal “Programs” that activate wizards, ex:</text:p>
          <text:list>
            <text:list-item>
              <text:p text:style-name="P203">time templates: create future schedules parametrically from templates with parameters</text:p>
            </text:list-item>
            <text:list-item>
              <text:p text:style-name="P75">self-inventory wizard: “what do I have access to?”</text:p>
            </text:list-item>
            <text:list-item>
              <text:p text:style-name="P75">emotional inventory (ex: every 6 hours)</text:p>
            </text:list-item>
          </text:list>
        </text:list-item>
        <text:list-item>
          <text:p text:style-name="P203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58">displays current goals</text:p>
          <text:list>
            <text:list-item>
              <text:p text:style-name="P158">set as complete</text:p>
            </text:list-item>
            <text:list-item>
              <text:p text:style-name="P158">set as ignored</text:p>
            </text:list-item>
            <text:list-item>
              <text:p text:style-name="P158">pause (inactivate it)</text:p>
            </text:list-item>
            <text:list-item>
              <text:p text:style-name="P158">delete</text:p>
            </text:list-item>
          </text:list>
        </text:list-item>
        <text:list-item>
          <text:p text:style-name="P158">displays future goals in histogram binned to arbitrary future range</text:p>
        </text:list-item>
        <text:list-item>
          <text:p text:style-name="P158">button to add new goal or select from a list (see the survival items at top)</text:p>
        </text:list-item>
        <text:list-item>
          <text:p text:style-name="P158">expires (single shot) | recycles (repeating)</text:p>
          <text:list>
            <text:list-item>
              <text:p text:style-name="P158">mean period duration</text:p>
            </text:list-item>
            <text:list-item>
              <text:p text:style-name="P158">stay activated until dismiss?</text:p>
              <text:list>
                <text:list-item>
                  <text:p text:style-name="P158">useful for important tasks</text:p>
                </text:list-item>
              </text:list>
            </text:list-item>
            <text:list-item>
              <text:p text:style-name="P158">activation window</text:p>
              <text:list>
                <text:list-item>
                  <text:p text:style-name="P158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58">phase</text:p>
        </text:list-item>
        <text:list-item>
          <text:p text:style-name="P158">synchronous | asynchronous</text:p>
          <text:list>
            <text:list-item>
              <text:p text:style-name="P158">synchronous goals repeat at precise intervals</text:p>
            </text:list-item>
            <text:list-item>
              <text:p text:style-name="P158">asynchronous goals repeat sometime after they are completed</text:p>
            </text:list-item>
          </text:list>
        </text:list-item>
        <text:list-item>
          <text:p text:style-name="P158">repeatsRemaining</text:p>
          <text:list>
            <text:list-item>
              <text:p text:style-name="P158">-1=forever (default)</text:p>
            </text:list-item>
          </text:list>
        </text:list-item>
        <text:list-item>
          <text:p text:style-name="P158">suggested strength</text:p>
        </text:list-item>
        <text:list-item>
          <text:p text:style-name="P158">active?</text:p>
        </text:list-item>
        <text:list-item>
          <text:p text:style-name="P158">onActivate()</text:p>
        </text:list-item>
        <text:list-item>
          <text:p text:style-name="P158">onDeactivate()</text:p>
        </text:list-item>
        <text:list-item>
          <text:p text:style-name="P105">lastCompletedAt</text:p>
        </text:list-item>
      </text:list>
      <text:p text:style-name="P319">Team View</text:p>
      <text:p text:style-name="P92">TODO</text:p>
      <text:list xml:id="list130114905509477" text:continue-list="list170" text:style-name="LS2">
        <text:list-item>
          <text:p text:style-name="P216">openstreetmaps (external) link for lat/lon in HTML view of profile export</text:p>
        </text:list-item>
        <text:list-item>
          <text:p text:style-name="P222">estimate of the completeness of your profile</text:p>
          <text:list>
            <text:list-item>
              <text:p text:style-name="P230"><text:span text:style-name="T17">ex:</text:span> your profile is X % more or less complete than the average user</text:p>
            </text:list-item>
          </text:list>
        </text:list-item>
        <text:list-item>
          <text:p text:style-name="P235">to be able to borrow parts of other people's profiles to include <text:s/>(an "add to me" button next to each tag)</text:p>
        </text:list-item>
        <text:list-item>
          <text:p text:style-name="P237"><text:span text:style-name="T27">list </text:span><text:span text:style-name="T28">user’s objects </text:span><text:span text:style-name="T27">in </text:span><text:span text:style-name="T28">self view</text:span></text:p>
        </text:list-item>
        <text:list-item>
          <text:p text:style-name="P232">Filter by ‘User’ type (not Human)</text:p>
        </text:list-item>
        <text:list-item>
          <text:p text:style-name="P232">Summarize activity stats (ex: # messages / second @ 5m, 1hr, … intervals</text:p>
        </text:list-item>
        <text:list-item>
          <text:p text:style-name="P233"><text:span text:style-name="T28">Sort by distance | last activity</text:span></text:p>
        </text:list-item>
      </text:list>
      <text:p text:style-name="P319">Trends <text:span text:style-name="T48">View</text:span></text:p>
      <text:p text:style-name="P87"><text:span text:style-name="T48">TODO</text:span></text:p>
      <text:list xml:id="list130113552340075" text:continue-list="list130114057562822" text:style-name="LS1">
        <text:list-item>
          <text:p text:style-name="P261">avg # of properties per object</text:p>
        </text:list-item>
        <text:list-item>
          <text:p text:style-name="P261">avg # of tags per object</text:p>
        </text:list-item>
        <text:list-item>
          <text:p text:style-name="P261">avg # of supertags &amp; subtags</text:p>
        </text:list-item>
        <text:list-item>
          <text:p text:style-name="P261"># of instances of each property</text:p>
        </text:list-item>
        <text:list-item>
          <text:p text:style-name="P261"># of instances of each tag</text:p>
        </text:list-item>
        <text:list-item>
          <text:p text:style-name="P261">Download as JSON</text:p>
        </text:list-item>
        <text:list-item>
          <text:p text:style-name="P261">Relationships between combinations of Interests</text:p>
        </text:list-item>
        <text:list-item>
          <text:p text:style-name="P261">Focus History</text:p>
          <text:list>
            <text:list-item>
              <text:p text:style-name="P261">discrete totals (ex: each 1s, 5s) , computed locally &amp; on server</text:p>
              <text:list>
                <text:list-item>
                  <text:p text:style-name="P261">Time-sampled Individual History (client-collected)</text:p>
                </text:list-item>
                <text:list-item>
                  <text:p text:style-name="P261">Time-sampled Team History (server-collected)</text:p>
                </text:list-item>
              </text:list>
            </text:list-item>
            <text:list-item>
              <text:p text:style-name="P261">Interest Timeline, Line Chart</text:p>
            </text:list-item>
            <text:list-item>
              <text:p text:style-name="P261">FB-style Timeline</text:p>
            </text:list-item>
            <text:list-item>
              <text:p text:style-name="P261">Cortexitized Narrative</text:p>
            </text:list-item>
            <text:list-item>
              <text:p text:style-name="P261">Load, Save, Share</text:p>
            </text:list-item>
            <text:list-item>
              <text:p text:style-name="P261">Import</text:p>
              <text:list>
                <text:list-item>
                  <text:p text:style-name="P286">Facebook likes, G+ “+1”’s, ...</text:p>
                </text:list-item>
              </text:list>
            </text:list-item>
          </text:list>
        </text:list-item>
        <text:list-item>
          <text:p text:style-name="P139">add 'forget' (remove from client) and 'delete' (remove from both client and server) buttons</text:p>
        </text:list-item>
        <text:list-item>
          <text:p text:style-name="P105"><text:span text:style-name="T50">add 'export' to copy/paste or download a JSON of current memory</text:span></text:p>
        </text:list-item>
      </text:list>
      <text:p text:style-name="Heading_20_1"><text:span text:style-name="T40">Network V</text:span>iew</text:p>
      <text:p text:style-name="P90">TODO</text:p>
      <text:list xml:id="list130114052456214" text:continue-numbering="true" text:style-name="LS1">
        <text:list-item>
          <text:p text:style-name="P156">submenu</text:p>
          <text:list>
            <text:list-item>
              <text:p text:style-name="P156">layout buttons activated on-demand</text:p>
            </text:list-item>
          </text:list>
        </text:list-item>
        <text:list-item>
          <text:p text:style-name="P156">increase mousewheel zoom speed</text:p>
        </text:list-item>
        <text:list-item>
          <text:p text:style-name="P156">icon on nodes</text:p>
        </text:list-item>
        <text:list-item>
          <text:p text:style-name="P156">circle shape for types</text:p>
        </text:list-item>
        <text:list-item>
          <text:p text:style-name="P156">edge arrows</text:p>
        </text:list-item>
        <text:list-item>
          <text:p text:style-name="P156">edge labels</text:p>
        </text:list-item>
        <text:list-item>
          <text:p text:style-name="P156">‘lock updates’ button</text:p>
        </text:list-item>
        <text:list-item>
          <text:p text:style-name="P156">‘lock all in place’ button</text:p>
        </text:list-item>
        <text:list-item>
          <text:p text:style-name="P156">‘layout’ button</text:p>
        </text:list-item>
        <text:list-item>
          <text:p text:style-name="P156">edge toggles</text:p>
        </text:list-item>
        <text:list-item>
          <text:p text:style-name="P156">timeline view</text:p>
        </text:list-item>
        <text:list-item>
          <text:p text:style-name="P156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141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60">create new object properties between visible items</text:p>
          <text:list>
            <text:list-item>
              <text:p text:style-name="P260">drag and draw a line</text:p>
            </text:list-item>
            <text:list-item>
              <text:p text:style-name="P260">select them in sequence (1st and 2nd)</text:p>
            </text:list-item>
          </text:list>
        </text:list-item>
        <text:list-item>
          <text:p text:style-name="P260">handle graph streaming</text:p>
        </text:list-item>
        <text:list-item>
          <text:h text:style-name="P283" text:outline-level="10">save and restore current graph view</text:h>
        </text:list-item>
      </text:list>
      <text:h text:style-name="P142" text:outline-level="10"/>
      <text:h text:style-name="P318" text:outline-level="10"><text:span text:style-name="T31">M</text:span><text:span text:style-name="T30">ap View</text:span></text:h>
      <text:list xml:id="list244857432198117140" text:style-name="LS40">
        <text:list-item>
          <text:p text:style-name="P287"><text:span text:style-name="T1">OpenLayers 2 (2D)</text:span></text:p>
          <text:list>
            <text:list-item>
              <text:p text:style-name="P242">OpenStreetMaps</text:p>
            </text:list-item>
            <text:list-item>
              <text:p text:style-name="P242">Bing Aerial Layers</text:p>
            </text:list-item>
          </text:list>
        </text:list-item>
        <text:list-item>
          <text:p text:style-name="P242">Cesium (3D)</text:p>
        </text:list-item>
        <text:list-item>
          <text:p text:style-name="P242">Displays objects, applying icons where appropriate. <text:s/>Includes clickable vector layer of arbitrary radius</text:p>
        </text:list-item>
      </text:list>
      <text:list xml:id="list4112734397533099564" text:style-name="LS41">
        <text:list-item>
          <text:p text:style-name="P243">Right click to add new content</text:p>
        </text:list-item>
        <text:list-item>
          <text:p text:style-name="P278"><text:span text:style-name="T30">Mini and Large (full-window) Modes</text:span></text:p>
        </text:list-item>
      </text:list>
      <text:h text:style-name="P93" text:outline-level="10">TODO</text:h>
      <text:list xml:id="list7107714712264712272" text:style-name="L26">
        <text:list-item>
          <text:p text:style-name="P175">Extra OpenLayers layers: Google, Bing, etc..</text:p>
        </text:list-item>
        <text:list-item>
          <text:p text:style-name="P175">Self Marker</text:p>
          <text:list>
            <text:list-item>
              <text:p text:style-name="P175">Draggable (sets Self geolocation)</text:p>
            </text:list-item>
            <text:list-item>
              <text:p text:style-name="P175">with Avatar Icon</text:p>
            </text:list-item>
          </text:list>
        </text:list-item>
        <text:list-item>
          <text:p text:style-name="P175">animated map markers to indicate indefinite sphere of influence (min/max radii)</text:p>
          <text:list>
            <text:list-item>
              <text:p text:style-name="P175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75">clustering: </text:p>
          <text:list>
            <text:list-item>
              <text:p text:style-name="P175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75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75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75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75">Scan</text:p>
          <text:list>
            <text:list-item>
              <text:p text:style-name="P175">get local results from server</text:p>
            </text:list-item>
          </text:list>
        </text:list-item>
        <text:list-item>
          <text:p text:style-name="P175">set current location</text:p>
        </text:list-item>
        <text:list-item>
          <text:p text:style-name="P175">optimized distance nearness function that can return false early in the computation (ex: already too far if dx &gt; maxDist^2)</text:p>
        </text:list-item>
        <text:list-item>
          <text:p text:style-name="P175">create new object at location</text:p>
        </text:list-item>
        <text:list-item>
          <text:p text:style-name="P175">create new object of specific radius</text:p>
        </text:list-item>
        <text:list-item>
          <text:p text:style-name="P175">create new object of specific polygon</text:p>
        </text:list-item>
        <text:list-item>
          <text:p text:style-name="P175">calculate routes for map line</text:p>
        </text:list-item>
        <text:list-item>
          <text:p text:style-name="P175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75">timeslider to adjust current time to compare ‘recent’ to</text:p>
        </text:list-item>
        <text:list-item>
          <text:p text:style-name="P175">Animation</text:p>
          <text:list>
            <text:list-item>
              <text:p text:style-name="P175">Cyclical Zoom-in / Zoom-out</text:p>
            </text:list-item>
          </text:list>
        </text:list-item>
        <text:list-item>
          <text:p text:style-name="P175">Display all tag icons for a given object</text:p>
          <text:list>
            <text:list-item>
              <text:p text:style-name="P175">periodically changing to next one</text:p>
            </text:list-item>
          </text:list>
        </text:list-item>
        <text:list-item>
          <text:p text:style-name="P175">semantic heatmap</text:p>
          <text:list>
            <text:list-item>
              <text:p text:style-name="P175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75">geolocate: find location by name</text:p>
          <text:list>
            <text:list-item>
              <text:p text:style-name="P175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10"><text:a xlink:type="simple" xlink:href="http://cesium.agi.com/"><text:span text:style-name="T9">Cesium</text:span></text:a> as alternative to OpenLayers</text:p>
        </text:list-item>
        <text:list-item>
          <text:p>Location detection, tracking, and manual repositioning (even without Map view)</text:p>
        </text:list-item>
        <text:list-item>
          <text:p>Multiple planets</text:p>
        </text:list-item>
        <text:list-item>
          <text:p>Embedded map layers (ex: floorplans)</text:p>
        </text:list-item>
      </text:list>
      <text:list xml:id="list130114571896694" text:continue-list="list2437736780210051141" text:style-name="LS2">
        <text:list-item>
          <text:h text:style-name="P227" text:outline-level="10">map layers: custom map layers defined by an image (ex: floorplan diagram), like tidepool</text:h>
        </text:list-item>
        <text:list-item>
          <text:h text:style-name="P217" text:outline-level="10">middle click on map to set focus to that location</text:h>
        </text:list-item>
        <text:list-item>
          <text:h text:style-name="P219" text:outline-level="10"><text:span text:style-name="T43">Verify </text:span>cesium <text:span text:style-name="T43">still works (displaying icons)</text:span></text:h>
        </text:list-item>
        <text:list-item>
          <text:h text:style-name="P221" text:outline-level="10">Open<text:span text:style-name="T45">L</text:span>ayers3?</text:h>
        </text:list-item>
        <text:list-item>
          <text:h text:style-name="P221" text:outline-level="10">Displays all objects containing geographic metadata.</text:h>
        </text:list-item>
        <text:list-item>
          <text:h text:style-name="P221" text:outline-level="10">OpenLayers with OpenStreetMaps layers</text:h>
        </text:list-item>
        <text:list-item>
          <text:h text:style-name="P221" text:outline-level="10">Bitmap icon (visible from any scale) + Vector polygon (scales, and clickable)</text:h>
        </text:list-item>
        <text:list-item>
          <text:h text:style-name="P221" text:outline-level="10">Remembers center position &amp; zoom</text:h>
        </text:list-item>
        <text:list-item>
          <text:h text:style-name="P221" text:outline-level="10">Displays icon for 1st tag of geolocated object</text:h>
        </text:list-item>
      </text:list>
      <text:h text:style-name="P318" text:outline-level="10"><text:span text:style-name="T31">C</text:span><text:span text:style-name="T30">hat View</text:span></text:h>
      <text:list xml:id="list6538832574973702262" text:style-name="LS5">
        <text:list-item>
          <text:p text:style-name="P26">press enter to send message</text:p>
        </text:list-item>
        <text:list-item>
          <text:p text:style-name="P26">roster visible</text:p>
        </text:list-item>
        <text:list-item>
          <text:p text:style-name="P57">message filtering via focus</text:p>
        </text:list-item>
      </text:list>
      <text:p text:style-name="P58"/>
      <text:p text:style-name="P59">TODO</text:p>
      <text:list xml:id="list7997685683938550661" text:style-name="L16">
        <text:list-item>
          <text:p text:style-name="P193">alternate message object renderer than what’s currently used in the list and grid views</text:p>
        </text:list-item>
        <text:list-item>
          <text:p text:style-name="P82">tag channel switch, +create channels (select tags)</text:p>
        </text:list-item>
        <text:list-item>
          <text:p text:style-name="P193">message tags inline with text, ex:</text:p>
          <text:list>
            <text:list-item>
              <text:p text:style-name="P193">i [#NEED] to get that</text:p>
            </text:list-item>
          </text:list>
        </text:list-item>
        <text:list-item>
          <text:h text:style-name="P134" text:outline-level="10"><text:span text:style-name="T30">integration with focus (toggled by a button) to display only messages that are relevant to current Focus</text:span></text:h>
        </text:list-item>
      </text:list>
      <text:list xml:id="list71" text:style-name="LS1">
        <text:list-item>
          <text:p text:style-name="P74">chat view to be aware of profile additions/removals/changes (via backbone event)</text:p>
        </text:list-item>
        <text:list-item>
          <text:p text:style-name="P276">Geosemantic Chat</text:p>
          <text:list>
            <text:list-item>
              <text:p text:style-name="P282">geographic nearness and interest matching heuristic</text:p>
            </text:list-item>
            <text:list-item>
              <text:p text:style-name="P262">roster: show team (members of semantic space)</text:p>
            </text:list-item>
            <text:list-item>
              <text:p text:style-name="P262">incoming message stream, see: wireclub.com</text:p>
            </text:list-item>
            <text:list-item>
              <text:p text:style-name="P106">page-close behavior (log-out from chat)</text:p>
            </text:list-item>
          </text:list>
        </text:list-item>
      </text:list>
      <text:h text:style-name="P318" text:outline-level="10"><text:span text:style-name="T35">P</text:span><text:span text:style-name="T36">lugin </text:span><text:span text:style-name="T37">V</text:span><text:span text:style-name="T36">iew</text:span></text:h>
      <text:h text:style-name="P148" text:outline-level="10"><text:span text:style-name="T36">T</text:span><text:span text:style-name="T34">ODO</text:span></text:h>
      <text:list xml:id="list5653724281020734786" text:style-name="L9">
        <text:list-item>
          <text:h text:style-name="P186" text:outline-level="10"><text:span text:style-name="T38">P</text:span><text:span text:style-name="T32">lugin control / </text:span><text:span text:style-name="T38">options</text:span><text:span text:style-name="T32"> objects</text:span></text:h>
        </text:list-item>
      </text:list>
      <text:h text:style-name="P308" text:outline-level="10">Table View</text:h>
      <text:p text:style-name="P210">TODO</text:p>
      <text:list xml:id="list8404162269408236459" text:style-name="L29">
        <text:list-item>
          <text:p text:style-name="P177">ex: jquery-tabl<text:bookmark text:name="h.6qlgccl764yf"/>e</text:p>
        </text:list-item>
      </text:list>
      <text:h text:style-name="P312" text:outline-level="10"><text:bookmark text:name="h.ahn8fu1jybmm"/>Timeline View</text:h>
      <text:p text:style-name="P210">TODO</text:p>
      <text:list xml:id="list3346321798661177078" text:style-name="L28">
        <text:list-item>
          <text:p text:style-name="P176">event labels, icons, colors</text:p>
        </text:list-item>
        <text:list-item>
          <text:p text:style-name="P176">category filters</text:p>
        </text:list-item>
        <text:list-item>
          <text:p text:style-name="P176">input: focus history</text:p>
        </text:list-item>
        <text:list-item>
          <text:p text:style-name="P176">demo: stock data</text:p>
        </text:list-item>
        <text:list-item>
          <text:p text:style-name="P144">demo: fukushima timeplot data</text:p>
        </text:list-item>
      </text:list>
      <text:p text:style-name="P284"/>
      <text:h text:style-name="Heading_20_1" text:outline-level="10">Themes</text:h>
      <text:p text:style-name="P207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6888254145651426291" text:style-name="LS34">
        <text:list-header>
          <text:p text:style-name="P162"/>
        </text:list-header>
      </text:list>
      <text:p text:style-name="P111">Themes</text:p>
      <text:list xml:id="list5780696539259825920" text:style-name="L30">
        <text:list-item>
          <text:list>
            <text:list-item>
              <text:p text:style-name="P178">Bright</text:p>
              <text:list>
                <text:list-item>
                  <text:p text:style-name="P178">[Bright derivatives]</text:p>
                </text:list-item>
              </text:list>
            </text:list-item>
            <text:list-item>
              <text:p text:style-name="P178">Dark</text:p>
              <text:list>
                <text:list-item>
                  <text:p text:style-name="P112">[Dark derivatives]</text:p>
                </text:list-item>
              </text:list>
            </text:list-item>
          </text:list>
        </text:list-item>
      </text:list>
      <text:p text:style-name="P207"><text:span text:style-name="T49">TODO</text:span></text:p>
      <text:list xml:id="list2629224346792899299" text:style-name="LS59">
        <text:list-item>
          <text:p text:style-name="P171">Facebook</text:p>
        </text:list-item>
        <text:list-item>
          <text:p text:style-name="P171">Microsoft</text:p>
        </text:list-item>
        <text:list-item>
          <text:p text:style-name="P171">Apple</text:p>
        </text:list-item>
        <text:list-item>
          <text:p text:style-name="P171">Ubuntu</text:p>
        </text:list-item>
        <text:list-item>
          <text:p text:style-name="P171">Anonymous</text:p>
        </text:list-item>
        <text:list-item>
          <text:p text:style-name="P171">Whitehouse.gov</text:p>
        </text:list-item>
        <text:list-item>
          <text:p text:style-name="P171">CIA</text:p>
        </text:list-item>
        <text:list-item>
          <text:p text:style-name="P171">DARPA</text:p>
        </text:list-item>
        <text:list-item>
          <text:p text:style-name="P171">…</text:p>
        </text:list-item>
      </text:list>
      <text:p text:style-name="P207"/>
      <text:p text:style-name="P328"><text:span text:style-name="T25">“The Yes Men” Approach: </text:span><text:a xlink:type="simple" xlink:href="http://en.wikipedia.org/wiki/The_Yes_Men"><text:span text:style-name="T25">http</text:span></text:a><text:a xlink:type="simple" xlink:href="http://en.wikipedia.org/wiki/The_Yes_Men"><text:span text:style-name="T25">://</text:span></text:a><text:a xlink:type="simple" xlink:href="http://en.wikipedia.org/wiki/The_Yes_Men"><text:span text:style-name="T25">en</text:span></text:a><text:a xlink:type="simple" xlink:href="http://en.wikipedia.org/wiki/The_Yes_Men"><text:span text:style-name="T25">.</text:span></text:a><text:a xlink:type="simple" xlink:href="http://en.wikipedia.org/wiki/The_Yes_Men"><text:span text:style-name="T25">wikipedia</text:span></text:a><text:a xlink:type="simple" xlink:href="http://en.wikipedia.org/wiki/The_Yes_Men"><text:span text:style-name="T25">.</text:span></text:a><text:a xlink:type="simple" xlink:href="http://en.wikipedia.org/wiki/The_Yes_Men"><text:span text:style-name="T25">org</text:span></text:a><text:a xlink:type="simple" xlink:href="http://en.wikipedia.org/wiki/The_Yes_Men"><text:span text:style-name="T25">/</text:span></text:a><text:a xlink:type="simple" xlink:href="http://en.wikipedia.org/wiki/The_Yes_Men"><text:span text:style-name="T25">wiki</text:span></text:a><text:a xlink:type="simple" xlink:href="http://en.wikipedia.org/wiki/The_Yes_Men"><text:span text:style-name="T25">/</text:span></text:a><text:a xlink:type="simple" xlink:href="http://en.wikipedia.org/wiki/The_Yes_Men"><text:span text:style-name="T25">The</text:span></text:a><text:a xlink:type="simple" xlink:href="http://en.wikipedia.org/wiki/The_Yes_Men"><text:span text:style-name="T25">_</text:span></text:a><text:a xlink:type="simple" xlink:href="http://en.wikipedia.org/wiki/The_Yes_Men"><text:span text:style-name="T25">Yes</text:span></text:a><text:a xlink:type="simple" xlink:href="http://en.wikipedia.org/wiki/The_Yes_Men"><text:span text:style-name="T25">_</text:span></text:a><text:a xlink:type="simple" xlink:href="http://en.wikipedia.org/wiki/The_Yes_Men"><text:span text:style-name="T25">Men</text:span></text:a></text:p>
      <text:p text:style-name="Heading_20_1">Android <text:span text:style-name="T41">A</text:span>pp</text:p>
      <text:p text:style-name="P94">TODO</text:p>
      <text:list xml:id="list130113668432855" text:continue-list="list5653724281020734786" text:style-name="L9">
        <text:list-item>
          <text:h text:style-name="P145" text:outline-level="10">start with: github.com/automenta/curiosume_android -&gt; netention_andoid</text:h>
        </text:list-item>
        <text:list-item>
          <text:p text:style-name="P160">Wraps client functionality as an Android app enabling higher-frequency interaction and direct access to mobile device features such as Camera, GPS, Bluetooth, etc..</text:p>
        </text:list-item>
        <text:list-item>
          <text:p text:style-name="P160">A first version may simply consist of a WebView component linking to a remote web server’s page. <text:s/>Possibly with list of known servers to choose from on startup</text:p>
        </text:list-item>
        <text:list-item>
          <text:p text:style-name="P204">Curiosume Tasks (screens)</text:p>
        </text:list-item>
        <text:list-item>
          <text:p text:style-name="P160">Team</text:p>
          <text:list>
            <text:list-item>
              <text:p text:style-name="P160">combo box selection of known persons, including self</text:p>
            </text:list-item>
            <text:list-item>
              <text:p text:style-name="P160">display area of all tagged items.</text:p>
              <text:list>
                <text:list-item>
                  <text:p text:style-name="P160">if self, then they can be deleted, marked public/private</text:p>
                </text:list-item>
                <text:list-item>
                  <text:p text:style-name="P160">if self, can set location</text:p>
                </text:list-item>
              </text:list>
            </text:list-item>
          </text:list>
        </text:list-item>
        <text:list-item>
          <text:p text:style-name="P160">Browse</text:p>
          <text:list>
            <text:list-item>
              <text:p text:style-name="P160">wikitagger</text:p>
            </text:list-item>
            <text:list-item>
              <text:p text:style-name="P160">search box</text:p>
            </text:list-item>
          </text:list>
        </text:list-item>
        <text:list-item>
          <text:p text:style-name="P160">Match</text:p>
          <text:list>
            <text:list-item>
              <text:p text:style-name="P160">transmit (public components of) inventory to network or bluetooth or email</text:p>
            </text:list-item>
            <text:list-item>
              <text:h text:style-name="P146" text:outline-level="10">receive matches</text:h>
            </text:list-item>
          </text:list>
        </text:list-item>
      </text:list>
      <text:p text:style-name="P63"/>
      <text:h text:style-name="P299" text:outline-level="10">Wiki <text:span text:style-name="T43">T</text:span>agger</text:h>
      <text:p text:style-name="P213">A widget for quickly selecting one or more Wikipedia tags for use in defining objects.</text:p>
      <text:p text:style-name="P21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6">What Works</text:p>
          </table:table-cell>
          <table:table-cell table:style-name="Table2.A1" office:value-type="string">
            <text:p text:style-name="P46">What Doesn’t Work Yet</text:p>
          </table:table-cell>
        </table:table-row>
        <table:table-row>
          <table:table-cell table:style-name="Table2.A1" office:value-type="string">
            <text:list xml:id="list7042721506839331123" text:style-name="LS6">
              <text:list-item>
                <text:p text:style-name="P19">widget for harvesting tags from any wikipedia/mediawiki page</text:p>
              </text:list-item>
            </text:list>
          </table:table-cell>
          <table:table-cell table:style-name="Table2.A1" office:value-type="string">
            <text:list xml:id="list6537245040026031037" text:style-name="LS7">
              <text:list-item>
                <text:p text:style-name="P62">wikirequest HTTP bug</text:p>
                <text:list>
                  <text:list-item>
                    <text:p text:style-name="P55">try an alternative HTTP fetch method and i think it might be encoding</text:p>
                  </text:list-item>
                </text:list>
              </text:list-item>
              <text:list-item>
                <text:p text:style-name="P55">back button</text:p>
              </text:list-item>
              <text:list-item>
                <text:p text:style-name="P28">handle anchors on the same page</text:p>
              </text:list-item>
              <text:list-item>
                <text:p text:style-name="P62">Smush upper/lowercase wikipages</text:p>
              </text:list-item>
            </text:list>
          </table:table-cell>
        </table:table-row>
      </table:table>
      <text:p text:style-name="P294"/>
      <text:h text:style-name="P307" text:outline-level="10"><text:bookmark text:name="h.w6weupxg4c8c"/>Object Data and Metadata</text:h>
      <text:p text:style-name="P206">The most common serialization for Netention objects is JSON.</text:p>
      <text:p text:style-name="P206"/>
      <text:list xml:id="list4707664312847424536" text:style-name="L24">
        <text:list-item>
          <text:p text:style-name="P173">name</text:p>
        </text:list-item>
        <text:list-item>
          <text:p text:style-name="P173">description</text:p>
        </text:list-item>
        <text:list-item>
          <text:p text:style-name="P173">geolocation</text:p>
        </text:list-item>
        <text:list-item>
          <text:p text:style-name="P173">tags, tagStrength</text:p>
        </text:list-item>
        <text:list-item>
          <text:p text:style-name="P173">creation date</text:p>
        </text:list-item>
        <text:list-item>
          <text:p text:style-name="P173">author</text:p>
        </text:list-item>
        <text:list-item>
          <text:p text:style-name="P173">replyTo</text:p>
        </text:list-item>
        <text:list-item>
          <text:p text:style-name="P173">deleted?</text:p>
        </text:list-item>
      </text:list>
      <text:p text:style-name="P206"/>
      <text:p text:style-name="P290">TODO</text:p>
      <text:list xml:id="list2271326666978997089" text:style-name="L23">
        <text:list-item>
          <text:p text:style-name="P172">revision history</text:p>
        </text:list-item>
        <text:list-item>
          <text:p text:style-name="P172">modification date (separate from creation date)</text:p>
        </text:list-item>
        <text:list-item>
          <text:p text:style-name="P172">hidden?</text:p>
        </text:list-item>
        <text:list-item>
          <text:p text:style-name="P172">favoriteOf</text:p>
        </text:list-item>
      </text:list>
      <text:h text:style-name="P302" text:outline-level="10"><text:bookmark text:name="h.8m1db7qhttg4"/>REST Object API</text:h>
      <text:p text:style-name="P206">HTTP Object requests by URL designators / selectors / routes / paths</text:p>
      <text:p text:style-name="P20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0">What it Does</text:p>
          </table:table-cell>
          <table:table-cell table:style-name="Table3.A1" office:value-type="string">
            <text:p text:style-name="P240">What it Doesn’t (yet)</text:p>
          </table:table-cell>
        </table:table-row>
        <table:table-row>
          <table:table-cell table:style-name="Table3.A1" office:value-type="string">
            <text:p text:style-name="P50"><text:span text:style-name="T1">/object/</text:span><text:span text:style-name="T5">:uri</text:span><text:span text:style-name="T1">/json</text:span></text:p>
            <text:list xml:id="list5989092183352363275" text:style-name="LS16">
              <text:list-item>
                <text:p text:style-name="P29">the object (if any) with an ‘id’ value <text:s/>that is equivalent to the specified :uri; returns json hash</text:p>
              </text:list-item>
            </text:list>
            <text:p text:style-name="P42"/>
            <text:p text:style-name="P54"><text:span text:style-name="T1">/object/latest/</text:span><text:span text:style-name="T5">:num</text:span><text:span text:style-name="T1">/json</text:span></text:p>
            <text:list xml:id="list6013104503840058663" text:style-name="LS17">
              <text:list-item>
                <text:p text:style-name="P30">the most recent objects added to the database, up to as many as specified by :num; returns json hash</text:p>
              </text:list-item>
            </text:list>
            <text:p text:style-name="P42"/>
            <text:p text:style-name="P56">/attention</text:p>
            <text:list xml:id="list7412885859196898341" text:style-name="LS18">
              <text:list-item>
                <text:p text:style-name="P31">lists the tag counts of all objects on server</text:p>
              </text:list-item>
            </text:list>
            <text:p text:style-name="P42"/>
            <text:p text:style-name="P56">/tag/:tag/json</text:p>
            <text:list xml:id="list6722096924575819775" text:style-name="LS19">
              <text:list-item>
                <text:p text:style-name="P32">array of all objects of a given tag. <text:s/>tag can be a simple string tag or a comma-separated list of tags</text:p>
              </text:list-item>
            </text:list>
            <text:p text:style-name="P42"/>
            <text:p text:style-name="P56">/users/json</text:p>
            <text:list xml:id="list216062139215297238" text:style-name="LS20">
              <text:list-item>
                <text:p text:style-name="P33">all user profiles</text:p>
              </text:list-item>
            </text:list>
            <text:p text:style-name="P42"/>
            <text:p text:style-name="P56">/users/tag/rdf</text:p>
            <text:list xml:id="list3248020779101454346" text:style-name="LS21">
              <text:list-item>
                <text:p text:style-name="P34">rdf of all users self tags, one complete RDF graph with foaf:name strings</text:p>
              </text:list-item>
            </text:list>
            <text:p text:style-name="P42"/>
            <text:p text:style-name="P54"><text:span text:style-name="T1">/</text:span><text:span text:style-name="T2">ontology</text:span><text:span text:style-name="T1">/json</text:span></text:p>
            <text:list xml:id="list4319083772417111604" text:style-name="LS22">
              <text:list-item>
                <text:p text:style-name="P49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42"/>
            <text:p text:style-name="P56">/wiki/search/:query</text:p>
            <text:list xml:id="list3790736470577177702" text:style-name="LS23">
              <text:list-item>
                <text:p text:style-name="P35">returns wikipedia HTML result for a given query</text:p>
              </text:list-item>
            </text:list>
            <text:p text:style-name="P42"/>
            <text:p text:style-name="P56">/wiki/:tag/html</text:p>
            <text:list xml:id="list7918461480436235907" text:style-name="LS24">
              <text:list-item>
                <text:p text:style-name="P36">returns wikipedia HTML result for a specific wikipage</text:p>
              </text:list-item>
            </text:list>
            <text:p text:style-name="P42"/>
            <text:p text:style-name="P56">/users/plan</text:p>
            <text:list xml:id="list1680252770883061888" text:style-name="LS25">
              <text:list-item>
                <text:p text:style-name="P37">JSON output of users plans (soon deprecated)</text:p>
              </text:list-item>
            </text:list>
            <text:p text:style-name="P44"/>
          </table:table-cell>
          <table:table-cell table:style-name="Table3.A1" office:value-type="string">
            <text:p text:style-name="P50"><text:span text:style-name="T1">/object/latest/</text:span><text:span text:style-name="T5">:tagID</text:span><text:span text:style-name="T1">/</text:span><text:span text:style-name="T5">:num</text:span><text:span text:style-name="T1">/json</text:span></text:p>
            <text:list xml:id="list5080185887204182877" text:style-name="LS26">
              <text:list-item>
                <text:p text:style-name="P38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42"/>
            <text:p text:style-name="P54"><text:span text:style-name="T1">/object/near/</text:span><text:span text:style-name="T5">:lat</text:span><text:span text:style-name="T1">/</text:span><text:span text:style-name="T5">:lon</text:span><text:span text:style-name="T1">/</text:span><text:span text:style-name="T5">:rad</text:span><text:span text:style-name="T1">/json</text:span></text:p>
            <text:list xml:id="list270" text:style-name="LS26">
              <text:list-item>
                <text:p text:style-name="P38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42"/>
            <text:p text:style-name="P56">/user/:userid/skill/rdf</text:p>
            <text:list xml:id="list8746283002664016317" text:style-name="LS27">
              <text:list-item>
                <text:p text:style-name="P39">skill RDF graph</text:p>
              </text:list-item>
            </text:list>
            <text:p text:style-name="P42"/>
            <text:p text:style-name="P56">/user/:userid/json</text:p>
            <text:list xml:id="list3761494023795650389" text:style-name="LS28">
              <text:list-item>
                <text:p text:style-name="P40">all objects by author userid</text:p>
              </text:list-item>
            </text:list>
            <text:p text:style-name="P42"/>
            <text:p text:style-name="P56">/user/skill/rdf</text:p>
            <text:list xml:id="list1048128040107960509" text:style-name="LS29">
              <text:list-item>
                <text:p text:style-name="P41">all agent skills in RDF</text:p>
              </text:list-item>
            </text:list>
            <text:p text:style-name="P42"/>
            <text:p text:style-name="P56">/user/latest/:num/json</text:p>
            <text:list xml:id="list274" text:style-name="LS29">
              <text:list-item>
                <text:p text:style-name="P41">latest :num objects authored by by users</text:p>
              </text:list-item>
            </text:list>
            <text:p text:style-name="P27"/>
            <text:p text:style-name="P58">/wiki/:wikitags/links/rdf</text:p>
            <text:list xml:id="list630266407838725659" text:style-name="LS30">
              <text:list-item>
                <text:p text:style-name="P20">wikilink graph in RDF surround wikitags (separated by commas)</text:p>
                <text:p text:style-name="P107"/>
              </text:list-item>
            </text:list>
            <text:p text:style-name="P109"><text:span text:style-name="T48">Generate DOT file for offline viewing (ex: Gephi)</text:span></text:p>
            <text:list xml:id="list130113217448421" text:continue-numbering="true" text:style-name="LS30">
              <text:list-item>
                <text:p text:style-name="P116">/<text:span text:style-name="T39">graph/skills/dot</text:span></text:p>
              </text:list-item>
              <text:list-item>
                <text:p text:style-name="P116">/<text:span text:style-name="T39">graph/skills/[:parentcategories]/dot</text:span></text:p>
              </text:list-item>
              <text:list-item>
                <text:p text:style-name="P117">/<text:span text:style-name="T39">graph</text:span>/<text:span text:style-name="T39">Can,Need,Not/dot</text:span></text:p>
              </text:list-item>
            </text:list>
          </table:table-cell>
        </table:table-row>
      </table:table>
      <text:h text:style-name="P299" text:outline-level="10"><text:bookmark text:name="h.x879zxpyy1o2"/>RDF Mapping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6">RDF Literal Types</text:p>
          </table:table-cell>
          <table:table-cell table:style-name="Table4.A1" office:value-type="string">
            <text:p text:style-name="P46">Netention Data Values</text:p>
          </table:table-cell>
        </table:table-row>
        <table:table-row>
          <table:table-cell table:style-name="Table4.A1" office:value-type="string">
            <text:p text:style-name="P52"><text:span text:style-name="T18">"http://www.w3.org/2001/XMLSchema#integer"</text:span><text:span text:style-name="T19"> </text:span><text:span text:style-name="T20">||</text:span></text:p>
            <text:p text:style-name="P52"><text:span text:style-name="T18">"http://www.w3.org/2001/XMLSchema#decimal"</text:span><text:span text:style-name="T19"> </text:span><text:span text:style-name="T20">||</text:span></text:p>
            <text:p text:style-name="P52"><text:span text:style-name="T18">"http://www.w3.org/2001/XMLSchema#double"</text:span><text:span text:style-name="T19"> </text:span><text:span text:style-name="T20">||</text:span></text:p>
            <text:p text:style-name="P52"><text:span text:style-name="T18">"http://www.w3.org/2001/XMLSchema#nonPositiveInteger"</text:span><text:span text:style-name="T19"> </text:span><text:span text:style-name="T20">||</text:span></text:p>
            <text:p text:style-name="P52"><text:span text:style-name="T18">"http://www.w3.org/2001/XMLSchema#negativeInteger"</text:span><text:span text:style-name="T19"> </text:span><text:span text:style-name="T20">||</text:span></text:p>
            <text:p text:style-name="P52"><text:span text:style-name="T18">"http://www.w3.org/2001/XMLSchema#long"</text:span><text:span text:style-name="T19"> </text:span><text:span text:style-name="T20">||</text:span></text:p>
            <text:p text:style-name="P52"><text:span text:style-name="T18">"http://www.w3.org/2001/XMLSchema#int"</text:span><text:span text:style-name="T19"> </text:span><text:span text:style-name="T20">||</text:span></text:p>
            <text:p text:style-name="P52"><text:span text:style-name="T18">"http://www.w3.org/2001/XMLSchema#short"</text:span><text:span text:style-name="T19"> </text:span><text:span text:style-name="T20">||</text:span></text:p>
            <text:p text:style-name="P52"><text:span text:style-name="T18">"http://www.w3.org/2001/XMLSchema#byte"</text:span><text:span text:style-name="T19"> </text:span><text:span text:style-name="T20">||</text:span></text:p>
            <text:p text:style-name="P52"><text:span text:style-name="T18">"http://www.w3.org/2001/XMLSchema#nonNegativeInteger"</text:span><text:span text:style-name="T19"> </text:span><text:span text:style-name="T20">||</text:span></text:p>
            <text:p text:style-name="P52"><text:span text:style-name="T18">"http://www.w3.org/2001/XMLSchema#unsignedLong"</text:span><text:span text:style-name="T19"> </text:span><text:span text:style-name="T20">||</text:span></text:p>
            <text:p text:style-name="P52"><text:span text:style-name="T18">"http://www.w3.org/2001/XMLSchema#unsignedInt"</text:span><text:span text:style-name="T19"> </text:span><text:span text:style-name="T20">||</text:span></text:p>
            <text:p text:style-name="P52"><text:span text:style-name="T18">"http://www.w3.org/2001/XMLSchema#unsignedShort"</text:span><text:span text:style-name="T19"> </text:span><text:span text:style-name="T20">||</text:span></text:p>
            <text:p text:style-name="P52"><text:span text:style-name="T18">"http://www.w3.org/2001/XMLSchema#unsignedByte"</text:span><text:span text:style-name="T19"> </text:span><text:span text:style-name="T20">||</text:span></text:p>
            <text:p text:style-name="P52"><text:span text:style-name="T18">"http://www.w3.org/2001/XMLSchema#positiveInteger"</text:span><text:span text:style-name="T19"> ) {</text:span></text:p>
            <text:p text:style-name="P52"><text:span text:style-name="T18">"http://www.w3.org/2001/XMLSchema#boolean"</text:span><text:span text:style-name="T19">){</text:span></text:p>
            <text:p text:style-name="P52"><text:span text:style-name="T18">"http://www.w3.org/2001/XMLSchema#string"</text:span><text:span text:style-name="T19">){</text:span></text:p>
            <text:p text:style-name="P52"><text:span text:style-name="T18">"http://www.w3.org/2001/XMLSchema#dateTime"</text:span><text:span text:style-name="T19">){</text:span></text:p>
          </table:table-cell>
          <table:table-cell table:style-name="Table4.A1" office:value-type="string">
            <text:p text:style-name="P48">integer</text:p>
            <text:p text:style-name="P48">real</text:p>
            <text:p text:style-name="P48">boolean</text:p>
            <text:p text:style-name="P48">string</text:p>
            <text:p text:style-name="P48">url</text:p>
            <text:p text:style-name="P48">spacepoint</text:p>
            <text:p text:style-name="P48">timepoint</text:p>
            <text:p text:style-name="P48">timerange</text:p>
            <text:p text:style-name="P48">media</text:p>
            <text:p text:style-name="P48">...</text:p>
          </table:table-cell>
        </table:table-row>
      </table:table>
      <text:p text:style-name="P206"/>
      <text:p text:style-name="P206">see: https://github.com/antoniogarrote/rdfstore-js/blob/master/dist/rdf_interface_api/browser/rdf_interface_api.js</text:p>
      <text:p text:style-name="P206"/>
      <text:h text:style-name="P312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0">What it Does</text:p>
          </table:table-cell>
          <table:table-cell table:style-name="Table5.A1" office:value-type="string">
            <text:p text:style-name="P240">What it Doesn’t (yet)</text:p>
          </table:table-cell>
        </table:table-row>
        <table:table-row>
          <table:table-cell table:style-name="Table5.A1" office:value-type="string">
            <text:p text:style-name="P244"/>
          </table:table-cell>
          <table:table-cell table:style-name="Table5.A1" office:value-type="string">
            <text:list xml:id="list1090859036811916840" text:style-name="LS32">
              <text:list-item>
                <text:p text:style-name="P246">Import and Export JSON dump</text:p>
              </text:list-item>
              <text:list-item>
                <text:p text:style-name="P251"><text:span text:style-name="T1">dht.js / </text:span><text:span text:style-name="T3">Bittorrent</text:span></text:p>
              </text:list-item>
              <text:list-item>
                <text:p text:style-name="P246">Telehash</text:p>
              </text:list-item>
              <text:list-item>
                <text:p text:style-name="P251"><text:span text:style-name="T1">Kademlia </text:span><text:span text:style-name="T7">Kadoh (Kademlia for node.js)</text:span></text:p>
              </text:list-item>
              <text:list-item>
                <text:p text:style-name="P248">Gnutella</text:p>
              </text:list-item>
              <text:list-item>
                <text:p text:style-name="P277">WASTE</text:p>
              </text:list-item>
              <text:list-item>
                <text:p text:style-name="P279">XMPP</text:p>
              </text:list-item>
            </text:list>
          </table:table-cell>
        </table:table-row>
      </table:table>
      <text:h text:style-name="P312" text:outline-level="10"><text:bookmark text:name="h.pi2xtqgacjcx"/><text:bookmark text:name="h.acm67hexqo1v"/>Remote URL Cache</text:h>
      <text:p text:style-name="P209">TODO</text:p>
      <text:list xml:id="list4950471742900639652" text:style-name="LS33">
        <text:list-item>
          <text:p text:style-name="P161">stores files</text:p>
        </text:list-item>
        <text:list-item>
          <text:p text:style-name="P161">unzips .zip, .kmz (and adjusts &lt;link&gt; url’s), etc..</text:p>
        </text:list-item>
        <text:list-item>
          <text:p text:style-name="P161">hosts on webserver as static content</text:p>
        </text:list-item>
        <text:list-item>
          <text:p text:style-name="P161">.gitignore’d</text:p>
        </text:list-item>
      </text:list>
      <text:p text:style-name="P206"/>
      <text:h text:style-name="P307" text:outline-level="10"><text:bookmark text:name="h.a886s3tvq5dg"/>Accessibility</text:h>
      <text:list xml:id="list5869753382349379252" text:style-name="LS35">
        <text:list-item>
          <text:p text:style-name="P254">Blind</text:p>
        </text:list-item>
        <text:list-item>
          <text:p text:style-name="P254">Deaf</text:p>
        </text:list-item>
        <text:list-item>
          <text:p text:style-name="P254">Pre-Symbolic / Non-Verbal / Gestural (Children, Paralyzed, Animals)</text:p>
        </text:list-item>
      </text:list>
      <text:p text:style-name="P289"/>
      <text:p text:style-name="P292"/>
      <text:p text:style-name="P205"><text:span text:style-name="T11"/></text:p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0">What it Does</text:p>
          </table:table-cell>
          <table:table-cell table:style-name="Table1.A1" office:value-type="string">
            <text:p text:style-name="P240">What it Doesn’t (yet)</text:p>
          </table:table-cell>
        </table:table-row>
        <table:table-row>
          <table:table-cell table:style-name="Table1.A1" office:value-type="string">
            <text:p text:style-name="P244">Installation Instructions</text:p>
            <text:list xml:id="list499476432171923753" text:style-name="LS8">
              <text:list-item>
                <text:p text:style-name="P241">Linux</text:p>
              </text:list-item>
            </text:list>
            <text:p text:style-name="P244"/>
            <text:p text:style-name="P244">Installation Videos</text:p>
          </table:table-cell>
          <table:table-cell table:style-name="Table1.A1" office:value-type="string">
            <text:p text:style-name="P247">Installation Instructions</text:p>
            <text:list xml:id="list6283063628889826275" text:style-name="LS9">
              <text:list-item>
                <text:p text:style-name="P245">Windows (partially ready)</text:p>
              </text:list-item>
              <text:list-item>
                <text:p text:style-name="P245">Android</text:p>
              </text:list-item>
              <text:list-item>
                <text:p text:style-name="P245">OSX</text:p>
              </text:list-item>
              <text:list-item>
                <text:p text:style-name="P245">AppFog</text:p>
              </text:list-item>
              <text:list-item>
                <text:p text:style-name="P245">Heroku</text:p>
              </text:list-item>
            </text:list>
            <text:p text:style-name="P247"/>
            <text:p text:style-name="P247">Documentation available from within Netention as statically provided objects</text:p>
          </table:table-cell>
        </table:table-row>
      </table:table>
      <text:list xml:id="list130114281808685" text:continue-list="list130114052456214" text:style-name="LS1">
        <text:list-item>
          <text:p text:style-name="P223"><text:span text:style-name="T16">E</text:span><text:span text:style-name="T14">xplain adaptive ontology system</text:span></text:p>
          <text:list>
            <text:list-item>
              <text:p text:style-name="P102"><text:span text:style-name="T14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238">Introduction </text:p>
      <text:p text:style-name="P15">v2: google presentation</text:p>
      <text:p text:style-name="P15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15">v1: (openoffice format)</text:p>
      <text:p text:style-name="P15">https://github.com/automenta/netentionjs2/blob/master/doc/netention_introduction.odp </text:p>
      <text:p text:style-name="P15">v0: https://docs.google.com/presentation/d/1CwGqrWFNpmfr98FICXL8UDD6TcvGjx_5lyZzrw1R9tA/edit#slide=id.i120</text:p>
      <text:p text:style-name="P15"/>
      <text:p text:style-name="P15">Global survival system (alternate, openoffice format)</text:p>
      <text:p text:style-name="P15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16"/>
      <text:p text:style-name="P15">Netention applications: https://docs.google.com/presentation/d/1PwmiWFJ5l7sfk5k61dYk_ocgSo5qhGBQWYnCtyuWOTw/edit?usp=sharing</text:p>
      <text:p text:style-name="P15"/>
      <text:p text:style-name="P15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15"/>
      <text:p text:style-name="P15">Semantic Business Intelligence</text:p>
      <text:p text:style-name="P15">https://docs.google.com/presentation/d/17LQVk5b3sSTVOttgBhI8EEseb_kicLJMQq-BlDtNwNo/edit?usp=sharing </text:p>
      <text:p text:style-name="P15"/>
      <text:p text:style-name="P15">Netention Neighborhood</text:p>
      <text:p text:style-name="P15">https://docs.google.com/presentation/d/12CqfvbSfnI5dWccktxjBNeGZS6_tZAvRzhUdB-1kdXg/edit?usp=sharing </text:p>
      <text:p text:style-name="P15"/>
      <text:p text:style-name="P15">Ouishare</text:p>
      <text:p text:style-name="P15">https://docs.google.com/presentation/d/1aT7PdK54zL70P-MlZuxgQ6ASYg6pdxn6_Fcc9AIwIKM/edit?usp=sharing </text:p>
      <text:p text:style-name="P15"/>
      <text:p text:style-name="P15">Global suvival system</text:p>
      <text:p text:style-name="P15">https://docs.google.com/presentation/d/12SYeqG2CmQbt8A76Z8r0PVYHja3Ju1oV3AFbQFq_zdc/edit?usp=sharing </text:p>
      <text:p text:style-name="P15"/>
      <text:p text:style-name="P15">Naked Mind Protocol</text:p>
      <text:p text:style-name="P15">https://docs.google.com/presentation/d/1Q98meEH7ojKp1KIHKK-Q0nVhIJAYb2FgD5L6X46oya0/edit?usp=sharing</text:p>
      <text:p text:style-name="P17"/>
      <text:list xml:id="list130113592429028" text:continue-list="list71" text:style-name="LS1">
        <text:list-item>
          <text:list>
            <text:list-item>
              <text:list>
                <text:list-item>
                  <text:p text:style-name="P187">integrate original introduction to slides somewhere after slide #8</text:p>
                </text:list-item>
              </text:list>
            </text:list-item>
            <text:list-item>
              <text:p text:style-name="P156"><text:span text:style-name="T14">Netention Theory </text:span>presentation</text:p>
            </text:list-item>
            <text:list-item>
              <text:p text:style-name="P156"><text:span text:style-name="T14">Netention Systems </text:span>presentation</text:p>
            </text:list-item>
            <text:list-item>
              <text:p text:style-name="P156"><text:span text:style-name="T14">Netention Growth </text:span>presentation</text:p>
              <text:list>
                <text:list-item>
                  <text:p text:style-name="P187">crowdfunding</text:p>
                </text:list-item>
              </text:list>
            </text:list-item>
            <text:list-item>
              <text:p text:style-name="P156">earth beacon protocol presentation</text:p>
              <text:list>
                <text:list-item>
                  <text:p text:style-name="P147">integrate features of DisclosureProject ET Contact App</text:p>
                </text:list-item>
                <text:list-item>
                  <text:p text:style-name="P147">include CB/HAM radio</text:p>
                </text:list-item>
              </text:list>
            </text:list-item>
            <text:list-item>
              <text:p text:style-name="P156">avatar soundboard / video remix presentation</text:p>
              <text:list>
                <text:list-item>
                  <text:p text:style-name="P156">personal agents</text:p>
                </text:list-item>
                <text:list-item>
                  <text:p text:style-name="P156">artificial art</text:p>
                </text:list-item>
                <text:list-item>
                  <text:p text:style-name="P156">education entertainment (adhd)</text:p>
                </text:list-item>
              </text:list>
            </text:list-item>
            <text:list-item>
              <text:p text:style-name="P156">federated cyber militia presentation (w/ eric’s organization patterns)</text:p>
              <text:list>
                <text:list-item>
                  <text:p text:style-name="P156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56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56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56">first earth battalion</text:p>
                </text:list-item>
              </text:list>
            </text:list-item>
            <text:list-item>
              <text:h text:style-name="P143" text:outline-level="10">biosphere / noosphere optimization presentation</text:h>
            </text:list-item>
          </text:list>
        </text:list-item>
      </text:list>
      <text:h text:style-name="P296" text:outline-level="10"/>
      <text:h text:style-name="P306" text:outline-level="10"/>
      <text:h text:style-name="P304" text:outline-level="10"><text:bookmark text:name="h.f7sg7t9yg0qh"/><text:bookmark text:name="h.mmml1pxn2ui7"/>Client Memory</text:h>
      <text:list xml:id="list506390345165499455" text:style-name="LS36">
        <text:list-item>
          <text:p text:style-name="P163">Stores objects as indexed keys.</text:p>
          <text:list>
            <text:list-item>
              <text:p text:style-name="P163">Limited to localStorage quota which is quite small</text:p>
            </text:list-item>
          </text:list>
        </text:list-item>
      </text:list>
      <text:p text:style-name="P1"/>
      <text:p text:style-name="P2">TODO</text:p>
      <text:list xml:id="list327" text:style-name="LS13">
        <text:list-item>
          <text:p text:style-name="P266">indexedDB support - enables larger client-side datastore</text:p>
          <text:list>
            <text:list-item>
              <text:p text:style-name="P266">with WARNING when quota may be near exceeded</text:p>
            </text:list-item>
          </text:list>
        </text:list-item>
        <text:list-item>
          <text:p text:style-name="P253">attention vector : map&lt;object,interest&gt;</text:p>
        </text:list-item>
        <text:list-item>
          <text:p text:style-name="P253">forgetting: keeps total # of objects in server and client within range (ex: &lt; 10k) based on attention</text:p>
        </text:list-item>
        <text:list-item>
          <text:p text:style-name="P253">spreading</text:p>
        </text:list-item>
        <text:list-item>
          <text:p text:style-name="P253">importance classifier: classifies incoming objects according to its features to predict the user’s interest in it (0..1.0)</text:p>
          <text:list>
            <text:list-item>
              <text:p text:style-name="P253">author, age, etc..</text:p>
            </text:list-item>
            <text:list-item>
              <text:p text:style-name="P253">use an encog component to automatically learn user’s classification parameters</text:p>
            </text:list-item>
            <text:list-item>
              <text:p text:style-name="P253">this is analogous to google’s important inbox feature</text:p>
            </text:list-item>
          </text:list>
        </text:list-item>
      </text:list>
      <text:h text:style-name="P300" text:outline-level="10"><text:bookmark text:name="h.pqlz49q0qmnd"/><text:bookmark text:name="h.62ysruk9plet"/>Focus</text:h>
      <text:p text:style-name="P11">Each <text:span text:style-name="T11">focus </text:span>is a method of describing what one is thinking about. <text:s/>It functions as a semantic analog-to-digital converter for expressing one’s mental state in a machine-readable data structure. <text:s/>What one enters into a focus may be used to:</text:p>
      <text:list xml:id="list1101966018272982497" text:style-name="LS43">
        <text:list-item>
          <text:p text:style-name="P255">compare relevancy with known data objects, or</text:p>
        </text:list-item>
        <text:list-item>
          <text:p text:style-name="P255">to create a new (prototype) data object which may be stored for future use and/or shared with others.</text:p>
        </text:list-item>
      </text:list>
      <text:p text:style-name="P11"/>
      <text:p text:style-name="P13"><text:bookmark text:name="h.1hmckjwzzp6g"/></text:p>
      <text:h text:style-name="P322" text:outline-level="10"><text:bookmark text:name="h.g4z3dt1dcfro"/>Memory Focus</text:h>
      <text:p text:style-name="P12">TODO</text:p>
      <text:list xml:id="list366" text:style-name="LS13">
        <text:list-item>
          <text:p text:style-name="P253">represents the memory w/ relative attention as a selectable list</text:p>
        </text:list-item>
        <text:list-item>
          <text:p text:style-name="P253">type whitelist/blacklist filter (at top, as a popup)</text:p>
        </text:list-item>
        <text:list-item>
          <text:p text:style-name="P253">allow mouse drag to select included objects, which updates a “includeURI” predicate in the focus object used by view filters</text:p>
        </text:list-item>
      </text:list>
      <text:p text:style-name="P11"/>
      <text:h text:style-name="P320" text:outline-level="10"><text:bookmark text:name="h.io61jshh13ud"/>Semantic Focus</text:h>
      <text:list xml:id="list2076361554347065061" text:style-name="LS44">
        <text:list-item>
          <text:p text:style-name="P166">Creates new or edits existing object</text:p>
        </text:list-item>
        <text:list-item>
          <text:p text:style-name="P166">Name field</text:p>
          <text:list>
            <text:list-item>
              <text:p text:style-name="P166">with voice input (on Chrome browsers)</text:p>
            </text:list-item>
          </text:list>
        </text:list-item>
        <text:list-item>
          <text:p text:style-name="P166">Optional Description field</text:p>
        </text:list-item>
        <text:list-item>
          <text:p text:style-name="P166">Optional Geolocation field (clickable map)</text:p>
        </text:list-item>
        <text:list-item>
          <text:p text:style-name="P166">Optional File Upload widget</text:p>
        </text:list-item>
        <text:list-item>
          <text:p text:style-name="P166">Add tags from dialog popup</text:p>
        </text:list-item>
        <text:list-item>
          <text:p text:style-name="P166">Add auto-suggested tags from enterd text in Name field</text:p>
        </text:list-item>
        <text:list-item>
          <text:p text:style-name="P166">Add properties from Tag pulldown menus</text:p>
        </text:list-item>
        <text:list-item>
          <text:p text:style-name="P166">Edit properties</text:p>
        </text:list-item>
        <text:list-item>
          <text:p text:style-name="P166">Export to JSON</text:p>
        </text:list-item>
        <text:list-item>
          <text:p text:style-name="P166">proportional tagging (ex: 75% A, 50% B, 25% C)</text:p>
        </text:list-item>
        <text:list-item>
          <text:p text:style-name="P166">...</text:p>
        </text:list-item>
      </text:list>
      <text:p text:style-name="P1"/>
      <text:h text:style-name="P323" text:outline-level="10"><text:bookmark text:name="h.x3cy6cj05bsq"/>Deprecated Focuses</text:h>
      <text:h text:style-name="P325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267">What it Does</text:p>
          </table:table-cell>
          <table:table-cell table:style-name="Table15.A1" office:value-type="string">
            <text:p text:style-name="P267">What it Doesn’t (yet)</text:p>
          </table:table-cell>
        </table:table-row>
        <table:table-row>
          <table:table-cell table:style-name="Table15.A1" office:value-type="string">
            <text:p text:style-name="P268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269">highlight currently selected tag(s)</text:p>
              </text:list-item>
              <text:list-item>
                <text:p text:style-name="P269">allow multiple tag selection</text:p>
              </text:list-item>
              <text:list-item>
                <text:p text:style-name="P269">allow strength-based tag selection</text:p>
              </text:list-item>
              <text:list-item>
                <text:p text:style-name="P269">order by most tags</text:p>
              </text:list-item>
              <text:list-item>
                <text:p text:style-name="P269">show other information about each tag, live update where necessary</text:p>
              </text:list-item>
              <text:list-item>
                <text:p text:style-name="P250"><text:span text:style-name="T21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1">views:</text:span></text:p>
                <text:list>
                  <text:list-item>
                    <text:p text:style-name="P250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50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06" text:outline-level="10"><text:bookmark text:name="h.s7n5aqjpud95"/></text:h>
      <text:h text:style-name="P306" text:outline-level="10"><text:bookmark text:name="h.jw15k9k3fsa7"/>Favorite Tagger</text:h>
      <text:p text:style-name="P2">TODO</text:p>
      <text:list xml:id="list791774992569050609" text:style-name="LS45">
        <text:list-item>
          <text:p text:style-name="P167">Show added favorites</text:p>
        </text:list-item>
      </text:list>
      <text:h text:style-name="P297" text:outline-level="10"><text:bookmark text:name="h.hxyi8iclvbjx"/>Emotion Tagger</text:h>
      <text:p text:style-name="P1">Displays emotion chart and allows creation of an emotion state vector.</text:p>
      <text:p text:style-name="P1"/>
      <text:p text:style-name="P2">TODO</text:p>
      <text:list xml:id="list3585285460744761187" text:style-name="LS46">
        <text:list-item>
          <text:p text:style-name="P168">quick publish current emotion (button)</text:p>
        </text:list-item>
      </text:list>
      <text:h text:style-name="P306" text:outline-level="10"><text:bookmark text:name="h.e0k9y4n8cgyw"/>Other Taggers</text:h>
      <text:p text:style-name="P2">TODO</text:p>
      <text:list xml:id="list411" text:style-name="LS13">
        <text:list-item>
          <text:p text:style-name="P253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253">ivan’s circle menu</text:p>
        </text:list-item>
        <text:list-item>
          <text:p text:style-name="P253">metamaps spinning carousel menu</text:p>
        </text:list-item>
        <text:list-item>
          <text:p text:style-name="P271">Dashboard/Home screen</text:p>
        </text:list-item>
      </text:list>
      <text:h text:style-name="P305" text:outline-level="10"/>
      <text:h text:style-name="P306" text:outline-level="10"><text:bookmark text:name="h.r8m7vi6s1sfs"/>Focus Keyword</text:h>
      <text:p text:style-name="P6"><text:span text:style-name="T11">TODO</text:span> Filtering by keyword.</text:p>
      <text:h text:style-name="P297" text:outline-level="10"><text:bookmark text:name="h.k1jvsv5q5trx"/><office:annotation><dc:date>0000-00-00T00:00:00</dc:date><text:p text:style-name="P330"><text:span text:style-name="T1">Dorotea Mar:</text:span></text:p><text:p text:style-name="P330"><text:span text:style-name="T1">i like the name :) maybe let's put some examples, also for the needs tagger</text:span></text:p></office:annotation>Human Body Tagger</text:h>
      <text:h text:style-name="P306" text:outline-level="10"><text:bookmark text:name="h.aac4785y2hq4"/>Needs Tagger</text:h>
      <text:h text:style-name="P304" text:outline-level="10"><text:bookmark text:name="h.ttrlqfxiy928"/><text:bookmark text:name="h.2c74luo8gpyj"/>Home View</text:h>
      <text:p text:style-name="P2">TODO</text:p>
      <text:list xml:id="list418" text:style-name="LS13">
        <text:list-item>
          <text:p text:style-name="P253">includes map, recent items, and stats</text:p>
        </text:list-item>
        <text:list-item>
          <text:p text:style-name="P253">requests fullsize</text:p>
        </text:list-item>
      </text:list>
      <text:h text:style-name="P304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228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7"/>
      <text:p text:style-name="P2">TODO</text:p>
      <text:list xml:id="list263225437808563550" text:style-name="LS47">
        <text:list-item>
          <text:p text:style-name="P256">jQuery plugin, with demonstrated multi-instantiability on single document OK</text:p>
        </text:list-item>
        <text:list-item>
          <text:p text:style-name="P256">Sentencizing OK</text:p>
        </text:list-item>
        <text:list-item>
          <text:p text:style-name="P256">Text-to-speech</text:p>
        </text:list-item>
        <text:list-item>
          <text:p text:style-name="P256">Preserve links and images in frames</text:p>
        </text:list-item>
        <text:list-item>
          <text:p text:style-name="P256">Image Search</text:p>
        </text:list-item>
        <text:list-item>
          <text:p text:style-name="P256">Add current sentence to attention set (as # anchor to the base page URL)</text:p>
        </text:list-item>
        <text:list-item>
          <text:p text:style-name="P169">jQuery Mobile Dragging for next/prev and font-size</text:p>
        </text:list-item>
      </text:list>
      <text:list xml:id="list7063661282797275788" text:style-name="LS48">
        <text:list-item>
          <text:p text:style-name="P257">Rapid presentation mode: “Neuro Download”</text:p>
        </text:list-item>
      </text:list>
      <text:p text:style-name="P10"><text:bookmark text:name="h.os3nowd9a4kh"/></text:p>
      <text:h text:style-name="P303" text:outline-level="10"><text:bookmark text:name="h.7x7x2o6lhotb"/>Server Plugins</text:h>
      <text:p text:style-name="P263">Server plugins can be enabled by administrators to expand the server’s functionality.</text:p>
      <text:p text:style-name="P10"/>
      <text:p text:style-name="P270"/>
      <text:p text:style-name="P285">TODO</text:p>
      <text:list xml:id="list496" text:style-name="LS13">
        <text:list-item>
          <text:p text:style-name="P253">Server plugins provide Focus modes to client</text:p>
        </text:list-item>
      </text:list>
      <text:p text:style-name="P313">KML</text:p>
      <text:p text:style-name="P92">TODO</text:p>
      <text:list xml:id="list130113623924978" text:continue-list="list130114281808685" text:style-name="LS1">
        <text:list-item>
          <text:p text:style-name="P119">Interest in KML file</text:p>
        </text:list-item>
        <text:list-item>
          <text:p text:style-name="P123">Security permission on /input/ endpoints</text:p>
        </text:list-item>
        <text:list-item>
          <text:p text:style-name="P125">KML output</text:p>
        </text:list-item>
        <text:list-item>
          <text:h text:style-name="P281" text:outline-level="10"><text:span text:style-name="T40">GeoJSON output</text:span></text:h>
        </text:list-item>
      </text:list>
      <text:h text:style-name="P324" text:outline-level="10"><text:bookmark text:name="h.sluvipli6v5q"/>Facetime Plugin</text:h>
      <text:p text:style-name="P2">TODO</text:p>
      <text:list xml:id="list497" text:style-name="LS13">
        <text:list-item>
          <text:p text:style-name="P253">identify people in close proximity that you can explore “face time” with (sent as private messages)</text:p>
        </text:list-item>
      </text:list>
      <text:h text:style-name="P320" text:outline-level="10"><text:bookmark text:name="h.normqaweovxl"/>Jam Plugin</text:h>
      <text:p text:style-name="P2">TODO</text:p>
      <text:list xml:id="list498" text:style-name="LS13">
        <text:list-item>
          <text:p text:style-name="P253">identify people with musical instruments in close proximity that can form bands</text:p>
        </text:list-item>
      </text:list>
      <text:h text:style-name="P320" text:outline-level="10"><text:bookmark text:name="h.ut5oul5ze08w"/>Emotion Detector Plugin</text:h>
      <text:p text:style-name="P2">TODO</text:p>
      <text:list xml:id="list499" text:style-name="LS13">
        <text:list-item>
          <text:p text:style-name="P253">clarify emotional context of previously authored objects using one or more sentiment analysis algorithms</text:p>
        </text:list-item>
      </text:list>
      <text:h text:style-name="P320" text:outline-level="10"><text:bookmark text:name="h.9zfnabqb4yf5"/>Craigslist Plugin</text:h>
      <text:p text:style-name="P2">TODO</text:p>
      <text:list xml:id="list500" text:style-name="LS13">
        <text:list-item>
          <text:p text:style-name="P253">get craigslist items from appropriate RSS feed, and apply relevant tags</text:p>
        </text:list-item>
        <text:list-item>
          <text:p text:style-name="P253">craigslist enhancements</text:p>
        </text:list-item>
      </text:list>
      <text:h text:style-name="P320" text:outline-level="10"><text:bookmark text:name="h.549nhwcbra60"/>Other Plugins</text:h>
      <text:p text:style-name="P2">TODO</text:p>
      <text:list xml:id="list502" text:style-name="LS13">
        <text:list-item>
          <text:list>
            <text:list-item>
              <text:p text:style-name="P253">“happy &lt;-&gt; sad” / “rich &lt;-&gt; poor” @afxdeadcode bot functionality</text:p>
            </text:list-item>
            <text:list-item>
              <text:p text:style-name="P253"><text:span text:style-name="T11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1623638896352458758" text:style-name="LS50">
        <text:list-item>
          <text:p text:style-name="P258">Environment-dependent (relevance predicate)</text:p>
        </text:list-item>
        <text:list-item>
          <text:p text:style-name="P258">Chat Bots</text:p>
        </text:list-item>
        <text:list-item>
          <text:p text:style-name="P258">Administrator “add new product” pages, with environment simulation</text:p>
        </text:list-item>
        <text:list-item>
          <text:p text:style-name="P170">Implemented as Support for an Intention</text:p>
        </text:list-item>
      </text:list>
      <text:list xml:id="list508" text:style-name="LS13">
        <text:list-item>
          <text:list>
            <text:list-item>
              <text:p text:style-name="P253">demographics reports: produce data reports of analyzed trends, sentiments, etc.. useful for selling to marketing business.</text:p>
            </text:list-item>
            <text:list-item>
              <text:p text:style-name="P253">product wars: incite fights between consumers of competing products</text:p>
            </text:list-item>
            <text:list-item>
              <text:p text:style-name="P253">twitter local tweets:</text:p>
              <text:list>
                <text:list-item>
                  <text:p text:style-name="P253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253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253">SendToTwitter(username=...) if multiple bots are registered on the server</text:p>
                </text:list-item>
                <text:list-item>
                  <text:p text:style-name="P253">attempt to send pending replies to messages previously received from twitter</text:p>
                </text:list-item>
              </text:list>
            </text:list-item>
            <text:list-item>
              <text:p text:style-name="P253">OSM: interest (“curiosity”) in amenities for a given location is noticed by the plugin to yield the OSM amenity data</text:p>
            </text:list-item>
            <text:list-item>
              <text:p text:style-name="P253">RSS: created post objects inherit all other tags of the (creating) feed</text:p>
            </text:list-item>
            <text:list-item>
              <text:p text:style-name="P253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04" text:outline-level="10"><text:bookmark text:name="h.9daridstim51"/>ClimateViewer</text:h>
      <text:p text:style-name="P10">Facebook meets 3D map, toggle overlays from individuals, networks and services</text:p>
      <text:p text:style-name="P1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39">What it Does</text:p>
          </table:table-cell>
          <table:table-cell table:style-name="Table16.A1" office:value-type="string">
            <text:p text:style-name="P239">What it Doesn’t (yet)</text:p>
          </table:table-cell>
        </table:table-row>
        <table:table-row>
          <table:table-cell table:style-name="Table16.A1" office:value-type="string">
            <text:p text:style-name="P9"/>
          </table:table-cell>
          <table:table-cell table:style-name="Table16.A1" office:value-type="string">
            <text:list xml:id="list2151853046374890067" text:style-name="LS51">
              <text:list-item>
                <text:p text:style-name="P252"><office:annotation><dc:date>0000-00-00T00:00:00</dc:date><text:p text:style-name="P330"><text:span text:style-name="T1">Eimhin David:</text:span></text:p><text:p text:style-name="P330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2">Create groups, have global/group/local chat rooms, ability to friend/subscribe to users.</text:span></text:p>
              </text:list-item>
              <text:list-item>
                <text:p text:style-name="P272">Post photo/video/audio clips to map markers with time stamps, and the ability to view the content in a popup balloon or rss feed.</text:p>
              </text:list-item>
              <text:list-item>
                <text:p text:style-name="P252"><text:span text:style-name="T22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2"> = your post)</text:span></text:p>
              </text:list-item>
              <text:list-item>
                <text:p text:style-name="P272">Subscribe to text/sms/email updates for events you predefine (environmental pollution, 50 mile radius from my home, email me or tsunami alert/earthquake/tornado)</text:p>
              </text:list-item>
              <text:list-item>
                <text:p text:style-name="P272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252"><text:span text:style-name="T22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2">.</text:span></text:p>
              </text:list-item>
              <text:list-item>
                <text:p text:style-name="P272">Post anonymous content, which is private and encrypted (long term goal)</text:p>
              </text:list-item>
              <text:list-item>
                <text:p text:style-name="P272">Use all features above on mobile devices in 2D, and 3D on PC, Mac, and Linux.</text:p>
              </text:list-item>
            </text:list>
          </table:table-cell>
        </table:table-row>
      </table:table>
      <text:p text:style-name="P10"><text:span text:style-name="T23"><text:s/></text:span><text:bookmark text:name="h.b9e7du3qbsae"/></text:p>
      <text:p text:style-name="P8"/>
      <text:p text:style-name="P1"/>
      <text:h text:style-name="P311" text:outline-level="10"><text:bookmark text:name="h.krl7qrkwpknw"/>Old, but may content relevant items: </text:h>
      <text:h text:style-name="P301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264">send essential objects on connect:</text:p>
              <text:list>
                <text:list-item>
                  <text:p text:style-name="P265">user’s own objects “mine”</text:p>
                </text:list-item>
                <text:list-item>
                  <text:p text:style-name="P265">tags</text:p>
                </text:list-item>
                <text:list-item>
                  <text:p text:style-name="P264">most recent</text:p>
                </text:list-item>
              </text:list>
            </text:list-item>
            <text:list-item>
              <text:p text:style-name="P264">getGeolocation</text:p>
              <text:list>
                <text:list-item>
                  <text:p text:style-name="P264">consider both primitive spacepoint property and first property with it</text:p>
                </text:list-item>
              </text:list>
            </text:list-item>
            <text:list-item>
              <text:p text:style-name="P264">fix relevant not updating when /tag/ accessed</text:p>
            </text:list-item>
            <text:list-item>
              <text:p text:style-name="P264">add primitive tag</text:p>
            </text:list-item>
            <text:list-item>
              <text:p text:style-name="P264">add color primitive data type</text:p>
            </text:list-item>
            <text:list-item>
              <text:p text:style-name="P264">add tag property, with type select (requires new meta-primitive)</text:p>
            </text:list-item>
            <text:list-item>
              <text:p text:style-name="P264">db stores involved tags as cache for fast index queries; removes the cache property from retrieved DB object</text:p>
            </text:list-item>
            <text:list-item>
              <text:p text:style-name="P264">CompleteObject loaded from menu/url</text:p>
            </text:list-item>
            <text:list-item>
              <text:p text:style-name="P264">complete object manipulation unit tests</text:p>
            </text:list-item>
            <text:list-item>
              <text:p text:style-name="P273">fix the matching plugins, for basic object matching</text:p>
              <text:list>
                <text:list-item>
                  <text:p text:style-name="P273">human age match</text:p>
                </text:list-item>
                <text:list-item>
                  <text:p text:style-name="P273">musical instrument match</text:p>
                </text:list-item>
              </text:list>
            </text:list-item>
            <text:list-item>
              <text:p text:style-name="P264">obey min/max property arity, affects tag display and property adding behavior</text:p>
            </text:list-item>
            <text:list-item>
              <text:p text:style-name="P253">on startup, download all of a user’s objects first, then get other objects according to interests and recency. </text:p>
              <text:list>
                <text:list-item>
                  <text:p text:style-name="P253"><text:s/>interest modes:</text:p>
                  <text:list>
                    <text:list-item>
                      <text:p text:style-name="P253">geolocation</text:p>
                    </text:list-item>
                    <text:list-item>
                      <text:p text:style-name="P253">tag vector</text:p>
                    </text:list-item>
                    <text:list-item>
                      <text:p text:style-name="P253"/>
                    </text:list-item>
                  </text:list>
                </text:list-item>
              </text:list>
            </text:list-item>
            <text:list-item>
              <text:p text:style-name="P253">add a restartEvery parameter to plugins to have them stopped and restarted at periodic intervals</text:p>
            </text:list-item>
            <text:list-item>
              <text:p text:style-name="P253">tag recommendations:</text:p>
              <text:list>
                <text:list-item>
                  <text:p text:style-name="P253">stemming on english words</text:p>
                  <text:list>
                    <text:list-item>
                      <text:p text:style-name="P253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253">variable score result 0..1.0, indicated with sort order and font size</text:p>
                </text:list-item>
                <text:list-item>
                  <text:p text:style-name="P253">display in bottom section below all tags</text:p>
                </text:list-item>
                <text:list-item>
                  <text:p text:style-name="P253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264">find relevant (geographically near) objects when only a spacepoint is in (edited) focus</text:p>
            </text:list-item>
            <text:list-item>
              <text:p text:style-name="P264">indicate when the DB isnt running</text:p>
            </text:list-item>
            <text:list-item>
              <text:p text:style-name="P264">merge properties from duplicate tags on ontology loads</text:p>
            </text:list-item>
            <text:list-item>
              <text:p text:style-name="P274">user IP -&gt; becomes a known IP object that can become geo-IP resolved as a “location of interest” to ponder inference results</text:p>
            </text:list-item>
            <text:list-item>
              <text:p text:style-name="P274">mousewheel on applied Tag to adjust strength; adjusts font-size of displayed applied tag</text:p>
            </text:list-item>
            <text:list-item>
              <text:p text:style-name="P274">loaded and unloaded plugins reified as objects themselves</text:p>
            </text:list-item>
            <text:list-item>
              <text:p text:style-name="P274">“Forecast” tag modeled after Foresight Engine</text:p>
              <text:list>
                <text:list-item>
                  <text:p text:style-name="P253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275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275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253"><text:span text:style-name="T24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4"> Look for cards that really catch your eye — and then take them one step further, in one of four possible directions.</text:span></text:p>
                  <text:list>
                    <text:list-item>
                      <text:p text:style-name="P275">No way!” If you disagree, play an antagonism card.</text:p>
                    </text:list-item>
                    <text:list-item>
                      <text:p text:style-name="P275">“Yes! And…” If you agree, play a momentum card.</text:p>
                    </text:list-item>
                    <text:list-item>
                      <text:p text:style-name="P275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275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274">make cortexit.js optional using try/catch on module require</text:p>
            </text:list-item>
            <text:list-item>
              <text:p text:style-name="P274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253">object properties</text:p>
              <text:list>
                <text:list-item>
                  <text:p text:style-name="P253">shown in graph view as edges</text:p>
                </text:list-item>
              </text:list>
            </text:list-item>
            <text:list-item>
              <text:p text:style-name="P264">remove text display of name in message, just add ‘title=’ to displayed avatar icon</text:p>
            </text:list-item>
            <text:list-item>
              <text:p text:style-name="P264">add ‘(Me)’ to a displayed Self object that matches clientID</text:p>
            </text:list-item>
            <text:list-item>
              <text:p text:style-name="P264">team focus w/ filter for individual authors</text:p>
              <text:list>
                <text:list-item>
                  <text:p text:style-name="P264">private message</text:p>
                </text:list-item>
                <text:list-item>
                  <text:p text:style-name="P264">private video conference</text:p>
                </text:list-item>
                <text:list-item>
                  <text:p text:style-name="P264">“pay...”</text:p>
                </text:list-item>
                <text:list-item>
                  <text:p text:style-name="P264">trust: unknown</text:p>
                </text:list-item>
                <text:list-item>
                  <text:p text:style-name="P264">last activity: unknown</text:p>
                </text:list-item>
              </text:list>
            </text:list-item>
            <text:list-item>
              <text:p text:style-name="P264">cloning adds ‘clonedFrom:’ field</text:p>
            </text:list-item>
            <text:list-item>
              <text:p text:style-name="P264">“Understand” focus - natural language input w/ iterative disambiguation per sentence</text:p>
            </text:list-item>
            <text:list-item>
              <text:p text:style-name="P264">initMiniMap() - should use self’s geolocation as default starting position</text:p>
            </text:list-item>
            <text:list-item>
              <text:p text:style-name="P253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253">proxy file request caching to avoid refetching on repeated or same requests from multiple people</text:p>
            </text:list-item>
            <text:list-item>
              <text:p text:style-name="P253">use default view on startup, don’t leave blank</text:p>
            </text:list-item>
            <text:list-item>
              <text:p text:style-name="P253">“see relevant” item in focus save menu (underneath ‘export’) -&gt; set list semantics to relevance, etc.. update view</text:p>
            </text:list-item>
            <text:list-item>
              <text:p text:style-name="P253">“team” main menu link = relevant to “user” = /tag/general.User</text:p>
            </text:list-item>
            <text:list-item>
              <text:p text:style-name="P253">tag cloud in report with links to /tag/*</text:p>
            </text:list-item>
            <text:list-item>
              <text:p text:style-name="P253">layouts:</text:p>
              <text:list>
                <text:list-item>
                  <text:p text:style-name="P253">hide / minimize / maximize (like blogger) focus section</text:p>
                </text:list-item>
              </text:list>
            </text:list-item>
            <text:list-item>
              <text:p text:style-name="P253">themes</text:p>
              <text:list>
                <text:list-item>
                  <text:p text:style-name="P253">styling of tag buttons both in focus editor and in object view to resemble each other</text:p>
                </text:list-item>
                <text:list-item>
                  <text:p text:style-name="P253">...automatically download and install css/bootstrap themes?</text:p>
                </text:list-item>
                <text:list-item>
                  <text:p text:style-name="P253">sounds?</text:p>
                </text:list-item>
              </text:list>
            </text:list-item>
            <text:list-item>
              <text:p text:style-name="P253">ontology search: include matches for tags and properties, their names and descriptions</text:p>
            </text:list-item>
            <text:list-item>
              <text:p text:style-name="P253">“traveling mode“ and advanced location settings, including basic location selector modal dialog</text:p>
            </text:list-item>
            <text:list-item>
              <text:p text:style-name="P253">_.extend() objects with utility methods</text:p>
            </text:list-item>
            <text:list-item>
              <text:p text:style-name="P253">focus/popup a specific object, fullscreen</text:p>
            </text:list-item>
            <text:list-item>
              <text:p text:style-name="P253">{Live update | Pagination} modes</text:p>
            </text:list-item>
            <text:list-item>
              <text:p text:style-name="P253">Relevance highlights tag button widgets (which are used in both focus editor and object viewer)</text:p>
            </text:list-item>
            <text:list-item>
              <text:p text:style-name="P253">fontsize adjust slider(s)</text:p>
            </text:list-item>
            <text:list-item>
              <text:p text:style-name="P253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253">text-to-speech</text:p>
            </text:list-item>
            <text:list-item>
              <text:p text:style-name="P253">plugin dependencies</text:p>
            </text:list-item>
            <text:list-item>
              <text:p text:style-name="P253">mobile site (extensive use of modal dialogs and sliding/toggling modes)</text:p>
            </text:list-item>
            <text:list-item>
              <text:p text:style-name="P253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253">popup/tooltip wikipedia mobile view for annotated terms. ex: “Food” -&gt; en.wikipedia.org/wiki/Food</text:p>
            </text:list-item>
            <text:list-item>
              <text:p text:style-name="P253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253">favorites: keeps attention “pinned” for certain objects at varying levels; ensures they wont be forgotten</text:p>
            </text:list-item>
            <text:list-item>
              <text:p text:style-name="P253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14" text:outline-level="10"/>
      <text:h text:style-name="P315" text:outline-level="10"><text:bookmark text:name="id.x8lrndfsfwth"/><text:bookmark text:name="h.ag1474oxgekq"/><text:bookmark text:name="h.e6ktshop07yc"/>Survival Planner</text:h>
      <text:p text:style-name="P1"/>
      <text:p text:style-name="P214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5">INPUTS</text:p>
            <text:p text:style-name="P47">none are required. many are inferred from sensors</text:p>
          </table:table-cell>
          <table:table-cell table:style-name="Table18.A1" office:value-type="string">
            <text:p text:style-name="P5">OUTPUTS</text:p>
          </table:table-cell>
        </table:table-row>
        <table:table-row>
          <table:table-cell table:style-name="Table18.A1" office:value-type="string">
            <text:p text:style-name="P45">Personal Conditions</text:p>
            <text:list xml:id="list6836471686765876762" text:style-name="LS54">
              <text:list-item>
                <text:p text:style-name="P43">Biometrics</text:p>
                <text:list>
                  <text:list-item>
                    <text:p text:style-name="P43">Age</text:p>
                  </text:list-item>
                  <text:list-item>
                    <text:p text:style-name="P43">Weight</text:p>
                  </text:list-item>
                  <text:list-item>
                    <text:p text:style-name="P43">Height</text:p>
                  </text:list-item>
                  <text:list-item>
                    <text:p text:style-name="P43">Gender</text:p>
                  </text:list-item>
                  <text:list-item>
                    <text:p text:style-name="P43">Temperature</text:p>
                  </text:list-item>
                  <text:list-item>
                    <text:p text:style-name="P43">Ethnicity</text:p>
                  </text:list-item>
                  <text:list-item>
                    <text:p text:style-name="P43">Blood type</text:p>
                  </text:list-item>
                  <text:list-item>
                    <text:p text:style-name="P43">Genetics</text:p>
                  </text:list-item>
                  <text:list-item>
                    <text:p text:style-name="P43">Pulse Rate &amp; Variability</text:p>
                  </text:list-item>
                  <text:list-item>
                    <text:p text:style-name="P43">Blood Pressure</text:p>
                  </text:list-item>
                  <text:list-item>
                    <text:p text:style-name="P43">Breathing Rate</text:p>
                  </text:list-item>
                  <text:list-item>
                    <text:p text:style-name="P43">...</text:p>
                  </text:list-item>
                </text:list>
              </text:list-item>
              <text:list-item>
                <text:p text:style-name="P43">Hunger / Thirst</text:p>
                <text:list>
                  <text:list-item>
                    <text:p text:style-name="P43">...</text:p>
                  </text:list-item>
                </text:list>
              </text:list-item>
              <text:list-item>
                <text:p text:style-name="P43">Memory</text:p>
              </text:list-item>
              <text:list-item>
                <text:p text:style-name="P21">Focus</text:p>
              </text:list-item>
              <text:list-item>
                <text:p text:style-name="P21">Mood</text:p>
                <text:list>
                  <text:list-item>
                    <text:p text:style-name="P21">Stability</text:p>
                  </text:list-item>
                  <text:list-item>
                    <text:p text:style-name="P21">Presence of Depression</text:p>
                  </text:list-item>
                  <text:list-item>
                    <text:p text:style-name="P21">Presence of Euphoria</text:p>
                  </text:list-item>
                </text:list>
              </text:list-item>
              <text:list-item>
                <text:p text:style-name="P21">Energy</text:p>
              </text:list-item>
              <text:list-item>
                <text:p text:style-name="P21">Relax</text:p>
              </text:list-item>
              <text:list-item>
                <text:p text:style-name="P21">Athletic Performance</text:p>
              </text:list-item>
              <text:list-item>
                <text:p text:style-name="P21">Illness</text:p>
              </text:list-item>
              <text:list-item>
                <text:p text:style-name="P21">Injury</text:p>
                <text:list>
                  <text:list-item>
                    <text:p text:style-name="P21">[per body part]</text:p>
                  </text:list-item>
                </text:list>
              </text:list-item>
              <text:list-item>
                <text:p text:style-name="P21">Need to Detox and Stop...</text:p>
                <text:list>
                  <text:list-item>
                    <text:p text:style-name="P21">Alcohol Addiction</text:p>
                  </text:list-item>
                  <text:list-item>
                    <text:p text:style-name="P21">Opiate Addiction</text:p>
                  </text:list-item>
                  <text:list-item>
                    <text:p text:style-name="P21">Cocaine / Amphetamine Addiction</text:p>
                  </text:list-item>
                  <text:list-item>
                    <text:p text:style-name="P21">Benzodiazepine Addiction</text:p>
                  </text:list-item>
                  <text:list-item>
                    <text:p text:style-name="P21">Other Addictions and their cravings</text:p>
                  </text:list-item>
                </text:list>
              </text:list-item>
            </text:list>
            <text:p text:style-name="P4"/>
            <text:p text:style-name="P45">Environment Conditions</text:p>
            <text:list xml:id="list2302042309514482206" text:style-name="LS55">
              <text:list-item>
                <text:p text:style-name="P22">Time </text:p>
                <text:list>
                  <text:list-item>
                    <text:p text:style-name="P22">of Day</text:p>
                  </text:list-item>
                  <text:list-item>
                    <text:p text:style-name="P22">of Year</text:p>
                  </text:list-item>
                </text:list>
              </text:list-item>
              <text:list-item>
                <text:p text:style-name="P22">Weather</text:p>
                <text:list>
                  <text:list-item>
                    <text:p text:style-name="P22">Rain Storm</text:p>
                  </text:list-item>
                  <text:list-item>
                    <text:p text:style-name="P22">Snow</text:p>
                  </text:list-item>
                  <text:list-item>
                    <text:p text:style-name="P22">Tropical Storm</text:p>
                  </text:list-item>
                  <text:list-item>
                    <text:p text:style-name="P22">Hurricane</text:p>
                  </text:list-item>
                  <text:list-item>
                    <text:p text:style-name="P22">Tornado</text:p>
                  </text:list-item>
                  <text:list-item>
                    <text:p text:style-name="P22">Tsunami</text:p>
                  </text:list-item>
                  <text:list-item>
                    <text:p text:style-name="P22">..</text:p>
                  </text:list-item>
                </text:list>
              </text:list-item>
              <text:list-item>
                <text:p text:style-name="P22">Pollution</text:p>
                <text:list>
                  <text:list-item>
                    <text:p text:style-name="P22">Air/Water Quality</text:p>
                  </text:list-item>
                  <text:list-item>
                    <text:p text:style-name="P22">Radiation</text:p>
                  </text:list-item>
                  <text:list-item>
                    <text:p text:style-name="P22">Electrosmog</text:p>
                  </text:list-item>
                  <text:list-item>
                    <text:p text:style-name="P22">...</text:p>
                  </text:list-item>
                </text:list>
              </text:list-item>
              <text:list-item>
                <text:p text:style-name="P22">Crime</text:p>
              </text:list-item>
              <text:list-item>
                <text:p text:style-name="P22">Economic</text:p>
              </text:list-item>
              <text:list-item>
                <text:p text:style-name="P22">Sociopolitical</text:p>
                <text:list>
                  <text:list-item>
                    <text:p text:style-name="P22">Vote</text:p>
                  </text:list-item>
                  <text:list-item>
                    <text:p text:style-name="P22">Taxes</text:p>
                  </text:list-item>
                  <text:list-item>
                    <text:p text:style-name="P22">...</text:p>
                  </text:list-item>
                </text:list>
              </text:list-item>
              <text:list-item>
                <text:p text:style-name="P22">Cultural</text:p>
                <text:list>
                  <text:list-item>
                    <text:p text:style-name="P22">Holidays</text:p>
                  </text:list-item>
                </text:list>
              </text:list-item>
              <text:list-item>
                <text:p text:style-name="P22">Farming / Plant Maintenance</text:p>
              </text:list-item>
            </text:list>
            <text:p text:style-name="P4"/>
            <text:p text:style-name="P45">Resource Inventory</text:p>
            <text:list xml:id="list946275208939981604" text:style-name="LS56">
              <text:list-item>
                <text:p text:style-name="P23">[Item, Quantity]</text:p>
              </text:list-item>
              <text:list-item>
                <text:p text:style-name="P23">Cash [Currency, Quantity]</text:p>
              </text:list-item>
            </text:list>
            <text:p text:style-name="P4"/>
            <text:p text:style-name="P45">Social Conditions</text:p>
            <text:list xml:id="list7651179016257799101" text:style-name="LS57">
              <text:list-item>
                <text:p text:style-name="P24">Relationship Quality</text:p>
                <text:list>
                  <text:list-item>
                    <text:p text:style-name="P24">Animals / Pets</text:p>
                  </text:list-item>
                  <text:list-item>
                    <text:p text:style-name="P24">Strangers</text:p>
                  </text:list-item>
                  <text:list-item>
                    <text:p text:style-name="P24">Coworker</text:p>
                  </text:list-item>
                  <text:list-item>
                    <text:p text:style-name="P24">Student / Teacher</text:p>
                  </text:list-item>
                  <text:list-item>
                    <text:p text:style-name="P24">Friend</text:p>
                  </text:list-item>
                  <text:list-item>
                    <text:p text:style-name="P24">Family</text:p>
                  </text:list-item>
                  <text:list-item>
                    <text:p text:style-name="P24">Roommate</text:p>
                  </text:list-item>
                  <text:list-item>
                    <text:p text:style-name="P24">Boyfriend/Girlfriend</text:p>
                  </text:list-item>
                  <text:list-item>
                    <text:p text:style-name="P24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3"><text:span text:style-name="T4">Suggested Actions</text:span><text:span text:style-name="T1"> (always includes a list one or more logical reasons supported by objective measurements, ontology of activity)</text:span></text:p>
            <text:p text:style-name="P4"/>
            <text:p text:style-name="P4">any number of actions can be suggested at a given time, prioritized by varying strengths</text:p>
            <text:p text:style-name="P4"/>
            <text:list xml:id="list3110981387944984614" text:style-name="LS58">
              <text:list-item>
                <text:p text:style-name="P25">Acquire Item (ex: store purchase or borrow/trade)</text:p>
              </text:list-item>
              <text:list-item>
                <text:p text:style-name="P25">Consume Item</text:p>
                <text:list>
                  <text:list-item>
                    <text:p text:style-name="P25">Quantity Range (Dose)</text:p>
                  </text:list-item>
                  <text:list-item>
                    <text:p text:style-name="P25">Frequency</text:p>
                  </text:list-item>
                  <text:list-item>
                    <text:p text:style-name="P25">Ingestion Method</text:p>
                    <text:list>
                      <text:list-item>
                        <text:p text:style-name="P25">Orally</text:p>
                      </text:list-item>
                      <text:list-item>
                        <text:p text:style-name="P25">Sublingually</text:p>
                      </text:list-item>
                      <text:list-item>
                        <text:p text:style-name="P25">IV</text:p>
                      </text:list-item>
                      <text:list-item>
                        <text:p text:style-name="P25">…</text:p>
                      </text:list-item>
                    </text:list>
                  </text:list-item>
                  <text:list-item>
                    <text:p text:style-name="P25">Ingestion Activity (dose response curves vs. time, for warning when a drug is biologically effective or ineffective)</text:p>
                  </text:list-item>
                  <text:list-item>
                    <text:p text:style-name="P25">Contraindications/Indications</text:p>
                  </text:list-item>
                </text:list>
              </text:list-item>
              <text:list-item>
                <text:p text:style-name="P25">Gather / Ready / Deploy / Attend_to Item (get it ready for use)</text:p>
                <text:list>
                  <text:list-item>
                    <text:p text:style-name="P25">saving minutes in the case of an emergency could save a life</text:p>
                  </text:list-item>
                </text:list>
              </text:list-item>
              <text:list-item>
                <text:p text:style-name="P25">Share Item</text:p>
              </text:list-item>
              <text:list-item>
                <text:p text:style-name="P25">Travel</text:p>
              </text:list-item>
              <text:list-item>
                <text:p text:style-name="P25">Contact</text:p>
              </text:list-item>
              <text:list-item>
                <text:p text:style-name="P25">Relax / Do Nothing / Be Patient</text:p>
              </text:list-item>
              <text:list-item>
                <text:p text:style-name="P25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43</meta:editing-cycles>
    <dc:date>2014-01-03T13:01:12.379756894</dc:date>
    <meta:editing-duration>P8DT48M1S</meta:editing-duration>
    <meta:document-statistic meta:table-count="8" meta:image-count="0" meta:object-count="0" meta:page-count="1" meta:paragraph-count="938" meta:word-count="6209" meta:character-count="39556" meta:non-whitespace-character-count="34941"/>
  </office:meta>
</office:document-meta>
</file>